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896in" fo:margin-left="0.4417in" table:align="left"/>
    </style:style>
    <style:style style:name="Table1.A" style:family="table-column">
      <style:table-column-properties style:column-width="3.0208in"/>
    </style:style>
    <style:style style:name="Table1.B" style:family="table-column">
      <style:table-column-properties style:column-width="3.4688in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271in" fo:margin-left="0.5042in" table:align="left"/>
    </style:style>
    <style:style style:name="Table2.A" style:family="table-column">
      <style:table-column-properties style:column-width="2.9583in"/>
    </style:style>
    <style:style style:name="Table2.B" style:family="table-column">
      <style:table-column-properties style:column-width="3.4688in"/>
    </style:style>
    <style:style style:name="Table2.A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583in" fo:margin-left="0.4729in" table:align="left"/>
    </style:style>
    <style:style style:name="Table3.A" style:family="table-column">
      <style:table-column-properties style:column-width="2.9896in"/>
    </style:style>
    <style:style style:name="Table3.B" style:family="table-column">
      <style:table-column-properties style:column-width="3.4688in"/>
    </style:style>
    <style:style style:name="Table3.A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479in" fo:margin-left="0.4833in" table:align="left"/>
    </style:style>
    <style:style style:name="Table4.A" style:family="table-column">
      <style:table-column-properties style:column-width="2.9792in"/>
    </style:style>
    <style:style style:name="Table4.B" style:family="table-column">
      <style:table-column-properties style:column-width="3.4688in"/>
    </style:style>
    <style:style style:name="Table4.A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479in" fo:margin-left="0.4833in" table:align="left"/>
    </style:style>
    <style:style style:name="Table5.A" style:family="table-column">
      <style:table-column-properties style:column-width="2.9792in"/>
    </style:style>
    <style:style style:name="Table5.B" style:family="table-column">
      <style:table-column-properties style:column-width="3.4688in"/>
    </style:style>
    <style:style style:name="Table5.A1" style:family="table-cell">
      <style:table-cell-properties fo:background-color="#dddddd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4271in" fo:margin-left="0.5042in" table:align="left"/>
    </style:style>
    <style:style style:name="Table6.A" style:family="table-column">
      <style:table-column-properties style:column-width="2.9583in"/>
    </style:style>
    <style:style style:name="Table6.B" style:family="table-column">
      <style:table-column-properties style:column-width="3.4688in"/>
    </style:style>
    <style:style style:name="Table6.A1" style:family="table-cell">
      <style:table-cell-properties fo:background-color="#dddddd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4479in" fo:margin-left="0.4833in" table:align="left"/>
    </style:style>
    <style:style style:name="Table9.A" style:family="table-column">
      <style:table-column-properties style:column-width="2.9792in"/>
    </style:style>
    <style:style style:name="Table9.B" style:family="table-column">
      <style:table-column-properties style:column-width="3.4688in"/>
    </style:style>
    <style:style style:name="Table9.A1" style:family="table-cell">
      <style:table-cell-properties fo:background-color="#dddddd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4479in" fo:margin-left="0.4833in" table:align="left"/>
    </style:style>
    <style:style style:name="Table7.A" style:family="table-column">
      <style:table-column-properties style:column-width="2.9792in"/>
    </style:style>
    <style:style style:name="Table7.B" style:family="table-column">
      <style:table-column-properties style:column-width="3.4688in"/>
    </style:style>
    <style:style style:name="Table7.A1" style:family="table-cell">
      <style:table-cell-properties fo:background-color="#dddddd" fo:padding="0.0382in" fo:border="0.05pt solid #000000">
        <style:background-image/>
      </style:table-cell-properties>
    </style:style>
    <style:style style:name="Table7.2" style:family="table-row">
      <style:table-row-properties style:min-row-height="1.0021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0e166a" style:font-size-asian="12pt" style:font-weight-asian="bold" style:font-name-complex="Verdana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01343" style:font-size-asian="12pt" style:font-weight-asian="bold" style:font-name-complex="Verdana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c2003" style:font-size-asian="12pt" style:font-weight-asian="bold" style:font-name-complex="Verdana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e3e9a" style:font-size-asian="12pt" style:font-weight-asian="bold" style:font-name-complex="Verdana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20078d" style:font-size-asian="12pt" style:font-weight-asian="bold" style:font-name-complex="Verdana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23ae2d" style:font-size-asian="12pt" style:font-weight-asian="bold" style:font-name-complex="Verdana" style:font-size-complex="12pt" style:font-weight-complex="bold"/>
    </style:style>
    <style:style style:name="P7" style:family="paragraph" style:parent-style-name="Table_20_Contents" style:list-style-name="L12">
      <style:paragraph-properties fo:text-align="start" style:justify-single-word="false"/>
      <style:text-properties style:font-name="Times New Roman" fo:font-size="10pt" officeooo:rsid="00af61be" officeooo:paragraph-rsid="001371bc" style:font-size-asian="10pt" style:font-name-complex="Verdana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officeooo:rsid="00b7afda" officeooo:paragraph-rsid="00226f0b" style:font-size-asian="10pt" style:font-name-complex="Verdana" style:font-size-complex="10pt"/>
    </style:style>
    <style:style style:name="P9" style:family="paragraph" style:parent-style-name="Table_20_Contents" style:list-style-name="L22">
      <style:paragraph-properties fo:text-align="start" style:justify-single-word="false"/>
      <style:text-properties style:font-name="Times New Roman" fo:font-size="10pt" officeooo:rsid="00b7afda" officeooo:paragraph-rsid="00226f0b" style:font-size-asian="10pt" style:font-name-complex="Verdana" style:font-size-complex="10pt"/>
    </style:style>
    <style:style style:name="P10" style:family="paragraph" style:parent-style-name="Table_20_Contents" style:list-style-name="L22">
      <style:paragraph-properties fo:text-align="start" style:justify-single-word="false"/>
      <style:text-properties style:font-name="Times New Roman" fo:font-size="10pt" officeooo:rsid="00b7afda" officeooo:paragraph-rsid="0023ae2d" style:font-size-asian="10pt" style:font-name-complex="Verdana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officeooo:rsid="00b7afda" officeooo:paragraph-rsid="0023ae2d" style:font-size-asian="10pt" style:font-name-complex="Verdana" style:font-size-complex="10pt"/>
    </style:style>
    <style:style style:name="P12" style:family="paragraph" style:parent-style-name="Table_20_Contents" style:list-style-name="L22">
      <style:paragraph-properties style:line-height-at-least="0.1465in" fo:text-align="start" style:justify-single-word="false"/>
      <style:text-properties style:font-name="Times New Roman" fo:font-size="10pt" officeooo:rsid="00b7afda" officeooo:paragraph-rsid="00226f0b" style:font-size-asian="10pt" style:font-name-complex="Verdana" style:font-size-complex="10pt"/>
    </style:style>
    <style:style style:name="P13" style:family="paragraph" style:parent-style-name="Table_20_Contents" style:list-style-name="L22">
      <style:paragraph-properties style:line-height-at-least="0.1465in" fo:text-align="start" style:justify-single-word="false"/>
      <style:text-properties style:font-name="Times New Roman" fo:font-size="10pt" officeooo:rsid="00b7afda" officeooo:paragraph-rsid="0023ae2d" style:font-size-asian="10pt" style:font-name-complex="Verdana" style:font-size-complex="10pt"/>
    </style:style>
    <style:style style:name="P14" style:family="paragraph" style:parent-style-name="Table_20_Contents" style:list-style-name="L14">
      <style:paragraph-properties fo:text-align="start" style:justify-single-word="false"/>
      <style:text-properties style:font-name="Times New Roman" fo:font-size="10pt" fo:font-weight="normal" officeooo:rsid="00af15be" officeooo:paragraph-rsid="001a2280" style:font-size-asian="10pt" style:font-weight-asian="normal" style:font-name-complex="Verdana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ca995" officeooo:paragraph-rsid="001c2003" style:font-size-asian="10pt" style:font-weight-asian="bold" style:font-name-complex="Verdana" style:font-size-complex="10pt" style:font-weight-complex="bold"/>
    </style:style>
    <style:style style:name="P16" style:family="paragraph" style:parent-style-name="Table_20_Contents" style:list-style-name="L9">
      <style:paragraph-properties fo:text-align="start" style:justify-single-word="false"/>
      <style:text-properties style:font-name="Times New Roman" fo:font-size="9pt" officeooo:rsid="00af15be" officeooo:paragraph-rsid="001b7269" style:font-size-asian="9pt" style:font-name-complex="Verdana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01343" style:font-size-asian="10pt" style:font-weight-asian="normal" style:font-name-complex="Verdana" style:font-size-complex="10pt" style:font-weight-complex="normal"/>
    </style:style>
    <style:style style:name="P18" style:family="paragraph" style:parent-style-name="Table_20_Contents" style:list-style-name="L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af61be" officeooo:paragraph-rsid="00117653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" style:family="paragraph" style:parent-style-name="Table_20_Contents" style:list-style-name="L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3245f5" officeooo:paragraph-rsid="00117653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" style:family="paragraph" style:parent-style-name="Table_20_Contents" style:list-style-name="L1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188a84" style:font-size-asian="12pt" style:font-style-asian="normal" style:font-weight-asian="bold" style:font-name-complex="Verdana" style:font-size-complex="12pt" style:font-style-complex="normal" style:font-weight-complex="bold"/>
    </style:style>
    <style:style style:name="P21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188a84" style:font-size-asian="12pt" style:font-style-asian="normal" style:font-weight-asian="bold" style:font-name-complex="Verdana" style:font-size-complex="12pt" style:font-style-complex="normal" style:font-weight-complex="bold"/>
    </style:style>
    <style:style style:name="P22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226f0b" style:font-size-asian="12pt" style:font-style-asian="normal" style:font-weight-asian="bold" style:font-name-complex="Verdana" style:font-size-complex="12pt" style:font-style-complex="normal" style:font-weight-complex="bold"/>
    </style:style>
    <style:style style:name="P23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23ae2d" style:font-size-asian="12pt" style:font-style-asian="normal" style:font-weight-asian="bold" style:font-name-complex="Verdana" style:font-size-complex="12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a021d" officeooo:paragraph-rsid="001c200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ba021d" officeooo:paragraph-rsid="0020078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ba021d" officeooo:paragraph-rsid="0023ae2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7" style:family="paragraph" style:parent-style-name="Standard">
      <style:text-properties officeooo:rsid="000db789" officeooo:paragraph-rsid="000db789"/>
    </style:style>
    <style:style style:name="P28" style:family="paragraph" style:parent-style-name="Standard">
      <style:text-properties officeooo:rsid="000db789" officeooo:paragraph-rsid="00101343"/>
    </style:style>
    <style:style style:name="P29" style:family="paragraph" style:parent-style-name="Standard">
      <style:text-properties officeooo:rsid="000db789" officeooo:paragraph-rsid="001371bc"/>
    </style:style>
    <style:style style:name="P30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0db78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0e166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10134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1371b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4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e639" officeooo:paragraph-rsid="001371b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01343" style:font-size-asian="10pt" style:font-weight-asian="normal" style:font-name-complex="Verdana" style:font-size-complex="10pt" style:font-weight-complex="normal"/>
    </style:style>
    <style:style style:name="P3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7afda" officeooo:paragraph-rsid="00226f0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3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7afda" officeooo:paragraph-rsid="0023ae2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38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1371b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9" style:family="paragraph" style:parent-style-name="Standard" style:list-style-name="L2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e2e21" officeooo:paragraph-rsid="00226f0b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0" style:family="paragraph" style:parent-style-name="Standard" style:list-style-name="L2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e2e21" officeooo:paragraph-rsid="0023ae2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e2e21" officeooo:paragraph-rsid="00226f0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4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e2e21" officeooo:paragraph-rsid="0023ae2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43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188a84" style:font-size-asian="10pt" style:font-weight-asian="normal" style:font-name-complex="Verdana" style:font-size-complex="10pt" style:font-weight-complex="normal"/>
    </style:style>
    <style:style style:name="P44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2094ab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5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23ae2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10pt" fo:letter-spacing="normal" fo:font-style="normal" style:text-underline-style="none" fo:font-weight="normal" officeooo:rsid="00b967ae" officeooo:paragraph-rsid="00188a8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b967ae" officeooo:paragraph-rsid="00188a8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8" style:family="paragraph" style:parent-style-name="Standard">
      <style:text-properties officeooo:paragraph-rsid="000db789"/>
    </style:style>
    <style:style style:name="P49" style:family="paragraph" style:parent-style-name="Standard">
      <style:text-properties officeooo:paragraph-rsid="000e166a"/>
    </style:style>
    <style:style style:name="P50" style:family="paragraph" style:parent-style-name="Standard">
      <style:paragraph-properties fo:text-align="center" style:justify-single-word="false"/>
      <style:text-properties officeooo:paragraph-rsid="000e166a"/>
    </style:style>
    <style:style style:name="P51" style:family="paragraph" style:parent-style-name="Standard">
      <style:paragraph-properties fo:text-align="center" style:justify-single-word="false"/>
      <style:text-properties officeooo:paragraph-rsid="00117653"/>
    </style:style>
    <style:style style:name="P52" style:family="paragraph" style:parent-style-name="Standard">
      <style:paragraph-properties fo:text-align="center" style:justify-single-word="false"/>
      <style:text-properties officeooo:paragraph-rsid="001371bc"/>
    </style:style>
    <style:style style:name="P53" style:family="paragraph" style:parent-style-name="Standard">
      <style:paragraph-properties fo:text-align="center" style:justify-single-word="false"/>
      <style:text-properties officeooo:paragraph-rsid="001a2280"/>
    </style:style>
    <style:style style:name="P54" style:family="paragraph" style:parent-style-name="Standard">
      <style:paragraph-properties fo:text-align="center" style:justify-single-word="false"/>
      <style:text-properties officeooo:paragraph-rsid="001caccb"/>
    </style:style>
    <style:style style:name="P55" style:family="paragraph" style:parent-style-name="Standard">
      <style:paragraph-properties fo:text-align="center" style:justify-single-word="false"/>
      <style:text-properties officeooo:paragraph-rsid="001fa5f5"/>
    </style:style>
    <style:style style:name="P56" style:family="paragraph" style:parent-style-name="Standard">
      <style:paragraph-properties fo:text-align="center" style:justify-single-word="false"/>
      <style:text-properties officeooo:paragraph-rsid="00226f0b"/>
    </style:style>
    <style:style style:name="P57" style:family="paragraph" style:parent-style-name="Standard">
      <style:paragraph-properties fo:text-align="center" style:justify-single-word="false"/>
      <style:text-properties officeooo:paragraph-rsid="0023ae2d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a995" officeooo:paragraph-rsid="000e166a" style:font-size-asian="12pt" style:font-weight-asian="bold" style:font-name-complex="Verdana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101343" style:font-size-asian="10pt" style:font-weight-asian="normal" style:font-name-complex="Verdana" style:font-size-complex="10pt" style:font-weight-complex="normal"/>
    </style:style>
    <style:style style:name="P60" style:family="paragraph" style:parent-style-name="Standard">
      <style:text-properties officeooo:paragraph-rsid="00117653"/>
    </style:style>
    <style:style style:name="P61" style:family="paragraph" style:parent-style-name="Standard" style:list-style-name="L5">
      <style:text-properties fo:font-size="9pt" fo:font-weight="normal" officeooo:paragraph-rsid="000e166a" style:font-size-asian="9pt" style:font-weight-asian="normal" style:font-size-complex="9pt" style:font-weight-complex="normal"/>
    </style:style>
    <style:style style:name="P62" style:family="paragraph" style:parent-style-name="Standard" style:list-style-name="L5">
      <style:text-properties fo:font-size="9pt" fo:font-style="normal" officeooo:rsid="007dc076" officeooo:paragraph-rsid="000e166a" style:font-size-asian="9pt" style:font-style-asian="normal" style:font-size-complex="9pt" style:font-style-complex="normal"/>
    </style:style>
    <style:style style:name="P63" style:family="paragraph" style:parent-style-name="Standard">
      <style:text-properties officeooo:paragraph-rsid="001371bc"/>
    </style:style>
    <style:style style:name="P64" style:family="paragraph" style:parent-style-name="Standard">
      <style:text-properties officeooo:rsid="001c2003" officeooo:paragraph-rsid="001c2003"/>
    </style:style>
    <style:style style:name="P65" style:family="paragraph" style:parent-style-name="Standard">
      <style:text-properties officeooo:rsid="001c2003" officeooo:paragraph-rsid="0023ae2d"/>
    </style:style>
    <style:style style:name="P66" style:family="paragraph" style:parent-style-name="Standard">
      <style:text-properties officeooo:paragraph-rsid="001caccb"/>
    </style:style>
    <style:style style:name="P67" style:family="paragraph" style:parent-style-name="Standard">
      <style:paragraph-properties fo:break-before="page"/>
      <style:text-properties officeooo:rsid="000db789" officeooo:paragraph-rsid="00101343"/>
    </style:style>
    <style:style style:name="P68" style:family="paragraph" style:parent-style-name="Standard">
      <style:paragraph-properties fo:break-before="page"/>
      <style:text-properties officeooo:rsid="001c2003" officeooo:paragraph-rsid="0023ae2d"/>
    </style:style>
    <style:style style:name="P69" style:family="paragraph" style:parent-style-name="Standard">
      <style:paragraph-properties fo:break-before="pag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7afda" officeooo:paragraph-rsid="00226f0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70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226f0b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1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23ae2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88a84" style:font-size-asian="10pt" style:font-weight-asian="normal" style:font-name-complex="Verdana" style:font-size-complex="10pt" style:font-weight-complex="normal"/>
    </style:style>
    <style:style style:name="P73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0e166a" style:font-size-asian="10pt" style:font-weight-asian="normal" style:font-name-complex="Verdana" style:font-size-complex="10pt" style:font-weight-complex="normal"/>
    </style:style>
    <style:style style:name="P74" style:family="paragraph" style:parent-style-name="Text_20_body" style:list-style-name="L1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1371b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5" style:family="paragraph" style:parent-style-name="Text_20_body" style:list-style-name="L1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155e2f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6" style:family="paragraph" style:parent-style-name="Text_20_body" style:list-style-name="L1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1371b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7" style:family="paragraph" style:parent-style-name="Text_20_body" style:list-style-name="L1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43cde" officeooo:paragraph-rsid="001371b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8" style:family="paragraph" style:parent-style-name="Text_20_body" style:list-style-name="L1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2ce01" officeooo:paragraph-rsid="001371b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9" style:family="paragraph" style:parent-style-name="Text_20_body" style:list-style-name="L1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15be" officeooo:paragraph-rsid="001a228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80" style:family="paragraph" style:parent-style-name="Text_20_body" style:list-style-name="L2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d6a7d" officeooo:paragraph-rsid="002094ab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81" style:family="paragraph" style:parent-style-name="Text_20_body" style:list-style-name="L2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d6a7d" officeooo:paragraph-rsid="0023ae2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82" style:family="paragraph" style:parent-style-name="Text_20_body" style:list-style-name="L1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1a2280" style:font-size-asian="10pt" style:font-style-asian="italic" style:font-weight-asian="bold" style:font-name-complex="Verdana" style:font-size-complex="10pt" style:font-style-complex="italic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db8ab" officeooo:paragraph-rsid="001c363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84" style:family="paragraph" style:parent-style-name="Text_20_body" style:list-style-name="L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abf54e" officeooo:paragraph-rsid="0016db75" style:font-size-asian="9pt" style:font-weight-asian="normal" style:font-name-complex="Verdana" style:font-size-complex="9pt" style:font-weight-complex="normal"/>
    </style:style>
    <style:style style:name="P85" style:family="paragraph" style:parent-style-name="Text_20_body" style:list-style-name="L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320e2" officeooo:paragraph-rsid="00117653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6" style:family="paragraph" style:parent-style-name="Text_20_body" style:list-style-name="L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99d894" officeooo:paragraph-rsid="00155e2f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db8ab" officeooo:paragraph-rsid="001e3e9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db8ab" officeooo:paragraph-rsid="0023ae2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89" style:family="paragraph" style:parent-style-name="Text_20_body">
      <style:paragraph-properties fo:text-align="start" style:justify-single-word="false"/>
      <style:text-properties officeooo:paragraph-rsid="001c3633"/>
    </style:style>
    <style:style style:name="P90" style:family="paragraph" style:parent-style-name="Text_20_body">
      <style:paragraph-properties fo:text-align="start" style:justify-single-word="false"/>
      <style:text-properties officeooo:paragraph-rsid="001fa5f5"/>
    </style:style>
    <style:style style:name="P91" style:family="paragraph" style:parent-style-name="Text_20_body">
      <style:paragraph-properties fo:text-align="start" style:justify-single-word="false"/>
      <style:text-properties officeooo:paragraph-rsid="00226f0b"/>
    </style:style>
    <style:style style:name="P92" style:family="paragraph" style:parent-style-name="Text_20_body">
      <style:paragraph-properties fo:text-align="start" style:justify-single-word="false"/>
      <style:text-properties officeooo:paragraph-rsid="0023ae2d"/>
    </style:style>
    <style:style style:name="P93" style:family="paragraph" style:parent-style-name="Text_20_body" style:list-style-name="L17">
      <style:paragraph-properties style:line-height-at-least="0.1465in" fo:text-align="start" style:justify-single-word="false"/>
      <style:text-properties fo:font-size="10pt" fo:font-weight="normal" officeooo:rsid="0026045b" officeooo:paragraph-rsid="001caccb" style:font-size-asian="10pt" style:font-weight-asian="normal" style:font-size-complex="10pt" style:font-weight-complex="normal"/>
    </style:style>
    <style:style style:name="P94" style:family="paragraph" style:parent-style-name="Text_20_body" style:list-style-name="L17">
      <style:text-properties fo:font-size="10pt" fo:font-weight="normal" officeooo:rsid="0026045b" officeooo:paragraph-rsid="001caccb" style:font-size-asian="10pt" style:font-weight-asian="normal" style:font-size-complex="10pt" style:font-weight-complex="normal"/>
    </style:style>
    <style:style style:name="P95" style:family="paragraph" style:parent-style-name="Text_20_body" style:list-style-name="L6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0e54eb" style:font-size-asian="10pt" style:font-weight-asian="normal" style:font-name-complex="Verdana" style:font-size-complex="10pt" style:font-weight-complex="normal"/>
    </style:style>
    <style:style style:name="P96" style:family="paragraph" style:parent-style-name="Text_20_body" style:list-style-name="L12">
      <style:paragraph-properties style:line-height-at-least="0.1465in" fo:text-align="start" style:justify-single-word="false"/>
      <style:text-properties style:font-name="Times New Roman" fo:font-size="10pt" officeooo:rsid="009cf4e6" officeooo:paragraph-rsid="001371bc" style:font-size-asian="10pt" style:font-name-complex="Verdana" style:font-size-complex="10pt"/>
    </style:style>
    <style:style style:name="P97" style:family="paragraph" style:parent-style-name="Text_20_body" style:list-style-name="L20">
      <style:paragraph-properties style:line-height-at-least="0.1465in" fo:text-align="start" style:justify-single-word="false"/>
      <style:text-properties style:font-name="Times New Roman" fo:font-size="10pt" officeooo:rsid="001d6a7d" officeooo:paragraph-rsid="002094ab" style:font-size-asian="10pt" style:font-name-complex="Verdana" style:font-size-complex="10pt"/>
    </style:style>
    <style:style style:name="P98" style:family="paragraph" style:parent-style-name="Text_20_body" style:list-style-name="L20">
      <style:paragraph-properties style:line-height-at-least="0.1465in" fo:text-align="start" style:justify-single-word="false"/>
      <style:text-properties style:font-name="Times New Roman" fo:font-size="10pt" officeooo:rsid="001d6a7d" officeooo:paragraph-rsid="0023ae2d" style:font-size-asian="10pt" style:font-name-complex="Verdana" style:font-size-complex="10pt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0pt" officeooo:rsid="007e3029" officeooo:paragraph-rsid="00226f0b" style:font-size-asian="10pt" style:font-name-complex="Verdana" style:font-size-complex="10pt"/>
    </style:style>
    <style:style style:name="P100" style:family="paragraph" style:parent-style-name="Text_20_body" style:list-style-name="L22">
      <style:paragraph-properties fo:text-align="start" style:justify-single-word="false"/>
      <style:text-properties style:font-name="Times New Roman" fo:font-size="10pt" officeooo:rsid="007e3029" officeooo:paragraph-rsid="00226f0b" style:font-size-asian="10pt" style:font-name-complex="Verdana" style:font-size-complex="10pt"/>
    </style:style>
    <style:style style:name="P101" style:family="paragraph" style:parent-style-name="Text_20_body" style:list-style-name="L22">
      <style:paragraph-properties fo:text-align="start" style:justify-single-word="false"/>
      <style:text-properties style:font-name="Times New Roman" fo:font-size="10pt" officeooo:rsid="007e3029" officeooo:paragraph-rsid="0023ae2d" style:font-size-asian="10pt" style:font-name-complex="Verdana" style:font-size-complex="10pt"/>
    </style:style>
    <style:style style:name="P102" style:family="paragraph" style:parent-style-name="Text_20_body" style:list-style-name="L14">
      <style:paragraph-properties style:line-height-at-least="0.1465in" fo:text-align="start" style:justify-single-word="false"/>
      <style:text-properties style:font-name="Times New Roman" fo:font-size="10pt" fo:font-weight="normal" officeooo:rsid="00d82ecf" officeooo:paragraph-rsid="001a2280" style:font-size-asian="10pt" style:font-weight-asian="normal" style:font-name-complex="Verdana" style:font-size-complex="10pt" style:font-weight-complex="normal"/>
    </style:style>
    <style:style style:name="P103" style:family="paragraph" style:parent-style-name="Text_20_body" style:list-style-name="L6">
      <style:paragraph-properties fo:text-align="start" style:justify-single-word="false"/>
      <style:text-properties style:font-name="Times New Roman" fo:font-size="9pt" style:text-underline-style="none" fo:font-weight="normal" officeooo:rsid="001ce639" officeooo:paragraph-rsid="000e54eb" style:font-size-asian="9pt" style:font-weight-asian="normal" style:font-name-complex="Verdana" style:font-size-complex="9pt" style:font-weight-complex="normal"/>
    </style:style>
    <style:style style:name="P104" style:family="paragraph" style:parent-style-name="Text_20_body" style:list-style-name="L9">
      <style:paragraph-properties style:line-height-at-least="0.1465in" fo:text-align="start" style:justify-single-word="false"/>
      <style:text-properties style:font-name="Times New Roman" fo:font-size="9pt" officeooo:rsid="00e211dd" officeooo:paragraph-rsid="00117653" style:font-size-asian="9pt" style:font-size-complex="9pt"/>
    </style:style>
    <style:style style:name="P105" style:family="paragraph" style:parent-style-name="Text_20_body" style:list-style-name="L20">
      <style:paragraph-properties style:line-height-at-least="0.1465in" fo:text-align="start" style:justify-single-word="false"/>
      <style:text-properties style:font-name="Times New Roman" fo:font-size="12pt" officeooo:rsid="001c26f3" officeooo:paragraph-rsid="002094ab" style:font-size-asian="12pt" style:font-name-complex="Verdana" style:font-size-complex="12pt"/>
    </style:style>
    <style:style style:name="P106" style:family="paragraph" style:parent-style-name="Text_20_body" style:list-style-name="L20">
      <style:paragraph-properties style:line-height-at-least="0.1465in" fo:text-align="start" style:justify-single-word="false"/>
      <style:text-properties style:font-name="Times New Roman" fo:font-size="12pt" officeooo:rsid="001c26f3" officeooo:paragraph-rsid="0023ae2d" style:font-size-asian="12pt" style:font-name-complex="Verdana" style:font-size-complex="12pt"/>
    </style:style>
    <style:style style:name="P107" style:family="paragraph" style:parent-style-name="Text_20_body" style:list-style-name="L5">
      <style:text-properties fo:font-size="9pt" officeooo:paragraph-rsid="000e166a" style:font-size-asian="9pt" style:font-size-complex="9pt"/>
    </style:style>
    <style:style style:name="P108" style:family="paragraph" style:parent-style-name="Text_20_body" style:list-style-name="L5">
      <style:text-properties fo:font-size="9pt" officeooo:rsid="002094ab" officeooo:paragraph-rsid="002094ab" style:font-size-asian="9pt" style:font-size-complex="9pt"/>
    </style:style>
    <style:style style:name="P109" style:family="paragraph" style:parent-style-name="Text_20_body" style:list-style-name="L20">
      <style:text-properties fo:font-size="9pt" officeooo:rsid="002094ab" officeooo:paragraph-rsid="002094ab" style:font-size-asian="9pt" style:font-size-complex="9pt"/>
    </style:style>
    <style:style style:name="P110" style:family="paragraph" style:parent-style-name="Text_20_body" style:list-style-name="L20">
      <style:text-properties fo:font-size="9pt" officeooo:rsid="002094ab" officeooo:paragraph-rsid="0023ae2d" style:font-size-asian="9pt" style:font-size-complex="9pt"/>
    </style:style>
    <style:style style:name="P111" style:family="paragraph" style:parent-style-name="Text_20_body" style:list-style-name="L5">
      <style:text-properties fo:font-size="9pt" fo:font-weight="normal" officeooo:rsid="001d6a7d" officeooo:paragraph-rsid="000e166a" style:font-size-asian="9pt" style:font-weight-asian="normal" style:font-size-complex="9pt" style:font-weight-complex="normal"/>
    </style:style>
    <style:style style:name="P112" style:family="paragraph" style:parent-style-name="Text_20_body" style:list-style-name="L5">
      <style:text-properties fo:font-size="9pt" fo:font-weight="normal" officeooo:paragraph-rsid="000e166a" style:font-size-asian="9pt" style:font-weight-asian="normal" style:font-size-complex="9pt" style:font-weight-complex="normal"/>
    </style:style>
    <style:style style:name="P113" style:family="paragraph" style:parent-style-name="Text_20_body" style:list-style-name="L6">
      <style:text-properties fo:font-size="9pt" fo:font-weight="normal" officeooo:paragraph-rsid="000e54eb" style:font-size-asian="9pt" style:font-weight-asian="normal" style:font-size-complex="9pt" style:font-weight-complex="normal"/>
    </style:style>
    <style:style style:name="P114" style:family="paragraph" style:parent-style-name="Text_20_body" style:list-style-name="L8">
      <style:paragraph-properties style:line-height-at-least="0.1465in" fo:text-align="start" style:justify-single-word="false"/>
      <style:text-properties officeooo:rsid="0099d894" officeooo:paragraph-rsid="001371bc"/>
    </style:style>
    <style:style style:name="P115" style:family="paragraph" style:parent-style-name="Text_20_body">
      <style:paragraph-properties style:line-height-at-least="0.1465in" fo:text-align="start" style:justify-single-word="false"/>
      <style:text-properties officeooo:rsid="0099d894" officeooo:paragraph-rsid="001371bc"/>
    </style:style>
    <style:style style:name="P116" style:family="paragraph" style:parent-style-name="Text_20_body" style:list-style-name="L20">
      <style:text-properties officeooo:paragraph-rsid="002094ab"/>
    </style:style>
    <style:style style:name="P117" style:family="paragraph" style:parent-style-name="Text_20_body" style:list-style-name="L20">
      <style:text-properties officeooo:paragraph-rsid="0023ae2d"/>
    </style:style>
    <style:style style:name="P11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7afda" officeooo:paragraph-rsid="0023ae2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1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officeooo:paragraph-rsid="001fa5f5"/>
    </style:style>
    <style:style style:name="T1" style:family="text">
      <style:text-properties officeooo:rsid="000db789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ce639" style:font-size-asian="10pt" style:font-size-complex="10pt"/>
    </style:style>
    <style:style style:name="T4" style:family="text">
      <style:text-properties fo:font-size="10pt" officeooo:rsid="000db789" style:font-size-asian="10pt" style:font-size-complex="10pt"/>
    </style:style>
    <style:style style:name="T5" style:family="text">
      <style:text-properties fo:font-size="10pt" officeooo:rsid="00a5b3ec" style:font-size-asian="10pt" style:font-size-complex="10pt"/>
    </style:style>
    <style:style style:name="T6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7" style:family="text">
      <style:text-properties fo:font-size="10pt" fo:font-style="italic" style:text-underline-style="solid" style:text-underline-width="auto" style:text-underline-color="font-color" officeooo:rsid="001ce639" style:font-size-asian="10pt" style:font-style-asian="italic" style:font-size-complex="10pt" style:font-style-complex="italic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1038d06" style:font-size-asian="10pt" style:font-style-asian="italic" style:font-size-complex="10pt" style:font-style-complex="italic"/>
    </style:style>
    <style:style style:name="T10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0db789" style:font-size-asian="10pt" style:font-size-complex="10pt"/>
    </style:style>
    <style:style style:name="T12" style:family="text">
      <style:text-properties fo:font-style="italic" style:text-underline-style="solid" style:text-underline-width="auto" style:text-underline-color="font-color" officeooo:rsid="001c26f3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ba021d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b8d92f" style:font-style-asian="italic" style:font-style-complex="italic"/>
    </style:style>
    <style:style style:name="T16" style:family="text">
      <style:text-properties fo:font-style="italic" officeooo:rsid="00bbf372" style:font-style-asian="italic" style:font-style-complex="italic"/>
    </style:style>
    <style:style style:name="T17" style:family="text">
      <style:text-properties fo:font-style="italic" officeooo:rsid="001b5019" style:font-style-asian="italic" style:font-style-complex="italic"/>
    </style:style>
    <style:style style:name="T18" style:family="text">
      <style:text-properties fo:font-style="italic" officeooo:rsid="000db789" style:font-style-asian="italic" style:font-style-complex="italic"/>
    </style:style>
    <style:style style:name="T19" style:family="text">
      <style:text-properties fo:font-style="italic" officeooo:rsid="001c26f3" style:font-style-asian="italic" style:font-style-complex="italic"/>
    </style:style>
    <style:style style:name="T20" style:family="text">
      <style:text-properties fo:font-style="italic" officeooo:rsid="001371bc" style:font-style-asian="italic" style:font-style-complex="italic"/>
    </style:style>
    <style:style style:name="T21" style:family="text">
      <style:text-properties fo:font-style="italic" officeooo:rsid="00b7afda" style:font-style-asian="italic" style:font-style-complex="italic"/>
    </style:style>
    <style:style style:name="T22" style:family="text">
      <style:text-properties fo:font-style="italic" style:text-underline-style="none" officeooo:rsid="000db789" style:font-style-asian="italic" style:font-style-complex="italic"/>
    </style:style>
    <style:style style:name="T23" style:family="text">
      <style:text-properties fo:font-style="italic" style:text-underline-style="none" officeooo:rsid="001b5019" style:font-style-asian="italic" style:font-style-complex="italic"/>
    </style:style>
    <style:style style:name="T24" style:family="text">
      <style:text-properties fo:font-style="italic" style:text-underline-style="none" officeooo:rsid="00b967ae" style:font-style-asian="italic" style:font-style-complex="italic"/>
    </style:style>
    <style:style style:name="T25" style:family="text">
      <style:text-properties fo:font-style="italic" style:text-underline-style="none" officeooo:rsid="001c26f3" style:font-style-asian="italic" style:font-style-complex="italic"/>
    </style:style>
    <style:style style:name="T26" style:family="text">
      <style:text-properties fo:font-style="italic" style:text-underline-style="none" officeooo:rsid="00e0cc49" style:font-style-asian="italic" style:font-style-complex="italic"/>
    </style:style>
    <style:style style:name="T27" style:family="text">
      <style:text-properties fo:font-style="italic" style:text-underline-style="none" officeooo:rsid="00e211dd" style:font-style-asian="italic" style:font-style-complex="italic"/>
    </style:style>
    <style:style style:name="T28" style:family="text">
      <style:text-properties fo:font-style="italic" style:text-underline-style="none" officeooo:rsid="00e16a08" style:font-style-asian="italic" style:font-style-complex="italic"/>
    </style:style>
    <style:style style:name="T29" style:family="text">
      <style:text-properties fo:font-style="italic" style:text-underline-style="none" officeooo:rsid="001371bc" style:font-style-asian="italic" style:font-style-complex="italic"/>
    </style:style>
    <style:style style:name="T30" style:family="text">
      <style:text-properties fo:font-style="italic" style:text-underline-style="none" officeooo:rsid="00ba021d" style:font-style-asian="italic" style:font-style-complex="italic"/>
    </style:style>
    <style:style style:name="T31" style:family="text">
      <style:text-properties fo:font-style="italic" style:text-underline-style="none" officeooo:rsid="00188a84" style:font-style-asian="italic" style:font-style-complex="italic"/>
    </style:style>
    <style:style style:name="T32" style:family="text">
      <style:text-properties fo:font-style="italic" style:text-underline-style="none" officeooo:rsid="00bbf372" style:font-style-asian="italic" style:font-style-complex="italic"/>
    </style:style>
    <style:style style:name="T33" style:family="text">
      <style:text-properties fo:font-style="italic" style:text-underline-style="none" officeooo:rsid="00be2e21" style:font-style-asian="italic" style:font-style-complex="italic"/>
    </style:style>
    <style:style style:name="T34" style:family="text">
      <style:text-properties fo:font-style="italic" style:text-underline-style="none" officeooo:rsid="0027cb70" style:font-style-asian="italic" style:font-style-complex="italic"/>
    </style:style>
    <style:style style:name="T35" style:family="text">
      <style:text-properties fo:font-style="italic" style:text-underline-style="none" fo:font-weight="bold" officeooo:rsid="000db789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0db789" style:font-style-asian="italic" style:font-weight-asian="bold" style:font-style-complex="italic" style:font-weight-complex="bold"/>
    </style:style>
    <style:style style:name="T37" style:family="text">
      <style:text-properties fo:font-style="italic" officeooo:rsid="000db789"/>
    </style:style>
    <style:style style:name="T38" style:family="text">
      <style:text-properties officeooo:rsid="001ce639"/>
    </style:style>
    <style:style style:name="T39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style:font-size-asian="10pt" style:font-weight-asian="normal" style:font-name-complex="Verdana" style:font-size-complex="10pt" style:font-weight-complex="normal"/>
    </style:style>
    <style:style style:name="T40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d8e61c" style:font-size-asian="10pt" style:font-weight-asian="normal" style:font-name-complex="Verdana" style:font-size-complex="10pt" style:font-weight-complex="normal"/>
    </style:style>
    <style:style style:name="T41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style:font-size-asian="10pt" style:font-weight-asian="normal" style:font-name-complex="Verdana" style:font-size-complex="10pt" style:font-weight-complex="normal"/>
    </style:style>
    <style:style style:name="T42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4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0e54e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4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0db78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d32d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0db789" style:font-size-asian="10pt" style:font-style-asian="normal" style:font-weight-asian="bold" style:font-name-complex="Verdana" style:font-size-complex="10pt" style:font-style-complex="normal" style:font-weight-complex="bold"/>
    </style:style>
    <style:style style:name="T4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0e166a" style:font-size-asian="10pt" style:font-style-asian="normal" style:font-weight-asian="bold" style:font-name-complex="Verdana" style:font-size-complex="10pt" style:font-style-complex="normal" style:font-weight-complex="bold"/>
    </style:style>
    <style:style style:name="T4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0e54eb" style:font-size-asian="10pt" style:font-style-asian="normal" style:font-weight-asian="bold" style:font-name-complex="Verdana" style:font-size-complex="10pt" style:font-style-complex="normal" style:font-weight-complex="bold"/>
    </style:style>
    <style:style style:name="T5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17653" style:font-size-asian="10pt" style:font-style-asian="normal" style:font-weight-asian="bold" style:font-name-complex="Verdana" style:font-size-complex="10pt" style:font-style-complex="normal" style:font-weight-complex="bold"/>
    </style:style>
    <style:style style:name="T5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55e2f" style:font-size-asian="10pt" style:font-style-asian="normal" style:font-weight-asian="bold" style:font-name-complex="Verdana" style:font-size-complex="10pt" style:font-style-complex="normal" style:font-weight-complex="bold"/>
    </style:style>
    <style:style style:name="T5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a2280" style:font-size-asian="10pt" style:font-style-asian="normal" style:font-weight-asian="bold" style:font-name-complex="Verdana" style:font-size-complex="10pt" style:font-style-complex="normal" style:font-weight-complex="bold"/>
    </style:style>
    <style:style style:name="T5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caccb" style:font-size-asian="10pt" style:font-style-asian="normal" style:font-weight-asian="bold" style:font-name-complex="Verdana" style:font-size-complex="10pt" style:font-style-complex="normal" style:font-weight-complex="bold"/>
    </style:style>
    <style:style style:name="T5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e3e9a" style:font-size-asian="10pt" style:font-style-asian="normal" style:font-weight-asian="bold" style:font-name-complex="Verdana" style:font-size-complex="10pt" style:font-style-complex="normal" style:font-weight-complex="bold"/>
    </style:style>
    <style:style style:name="T5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fa5f5" style:font-size-asian="10pt" style:font-style-asian="normal" style:font-weight-asian="bold" style:font-name-complex="Verdana" style:font-size-complex="10pt" style:font-style-complex="normal" style:font-weight-complex="bold"/>
    </style:style>
    <style:style style:name="T5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2094ab" style:font-size-asian="10pt" style:font-style-asian="normal" style:font-weight-asian="bold" style:font-name-complex="Verdana" style:font-size-complex="10pt" style:font-style-complex="normal" style:font-weight-complex="bold"/>
    </style:style>
    <style:style style:name="T5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5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a885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5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0db78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adb8ab" style:font-size-asian="10pt" style:font-weight-asian="normal" style:font-name-complex="Verdana" style:font-size-complex="10pt" style:font-weight-complex="normal"/>
    </style:style>
    <style:style style:name="T6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a885d" style:font-size-asian="10pt" style:font-weight-asian="normal" style:font-name-complex="Verdana" style:font-size-complex="10pt" style:font-weight-complex="normal"/>
    </style:style>
    <style:style style:name="T6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b7269" style:font-size-asian="10pt" style:font-weight-asian="normal" style:font-name-complex="Verdana" style:font-size-complex="10pt" style:font-weight-complex="normal"/>
    </style:style>
    <style:style style:name="T63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64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65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66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88a84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67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371bc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68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226f0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69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bold" officeooo:rsid="000db789" style:font-size-asian="10pt" style:font-style-asian="italic" style:font-weight-asian="bold" style:font-name-complex="Verdana" style:font-size-complex="10pt" style:font-style-complex="italic" style:font-weight-complex="bold"/>
    </style:style>
    <style:style style:name="T70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1038d06" style:font-style-asian="normal" style:font-weight-asian="normal" style:font-name-complex="Verdana" style:font-style-complex="normal" style:font-weight-complex="normal"/>
    </style:style>
    <style:style style:name="T71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112ce01" style:font-style-asian="normal" style:font-weight-asian="normal" style:font-name-complex="Verdana" style:font-style-complex="normal" style:font-weight-complex="normal"/>
    </style:style>
    <style:style style:name="T72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bold" officeooo:rsid="001a2280" style:font-style-asian="normal" style:font-weight-asian="bold" style:font-name-complex="Verdana" style:font-style-complex="normal" style:font-weight-complex="bold"/>
    </style:style>
    <style:style style:name="T73" style:family="text">
      <style:text-properties fo:font-variant="normal" fo:text-transform="none" fo:color="#000000" style:text-position="0% 100%" style:font-name="Times New Roman" fo:letter-spacing="normal" fo:font-style="normal" style:text-underline-style="none" style:font-style-asian="normal" style:font-name-complex="Verdana" style:font-style-complex="normal"/>
    </style:style>
    <style:style style:name="T74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0db789" style:font-style-asian="normal" style:font-name-complex="Verdana" style:font-style-complex="normal"/>
    </style:style>
    <style:style style:name="T75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0e54eb" style:font-style-asian="normal" style:font-name-complex="Verdana" style:font-style-complex="normal"/>
    </style:style>
    <style:style style:name="T76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adb8ab" style:font-style-asian="normal" style:font-name-complex="Verdana" style:font-style-complex="normal"/>
    </style:style>
    <style:style style:name="T77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1a2280" style:font-style-asian="normal" style:font-name-complex="Verdana" style:font-style-complex="normal"/>
    </style:style>
    <style:style style:name="T78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2094ab" style:font-style-asian="normal" style:font-name-complex="Verdana" style:font-style-complex="normal"/>
    </style:style>
    <style:style style:name="T79" style:family="text">
      <style:text-properties fo:font-variant="normal" fo:text-transform="none" fo:color="#000000" style:text-position="0% 100%" style:font-name="Times New Roman" fo:letter-spacing="normal" fo:font-style="normal" style:text-underline-style="none" style:font-style-asian="italic" style:font-name-complex="Verdana" style:font-style-complex="italic"/>
    </style:style>
    <style:style style:name="T80" style:family="text">
      <style:text-properties fo:font-variant="normal" fo:text-transform="none" fo:color="#000000" style:text-position="0% 100%" style:font-name="Times New Roman" fo:letter-spacing="normal" style:text-underline-style="none" fo:font-weight="normal" officeooo:rsid="00bbf372" style:font-weight-asian="normal" style:font-name-complex="Verdana" style:font-weight-complex="normal"/>
    </style:style>
    <style:style style:name="T81" style:family="text">
      <style:text-properties fo:font-variant="normal" fo:text-transform="none" fo:color="#000000" style:text-position="0% 100%" style:font-name="Times New Roman" fo:letter-spacing="normal" style:text-underline-style="none" fo:font-weight="normal" officeooo:rsid="00e72bbc" style:font-weight-asian="normal" style:font-name-complex="Verdana" style:font-weight-complex="normal"/>
    </style:style>
    <style:style style:name="T82" style:family="text">
      <style:text-properties fo:font-variant="normal" fo:text-transform="none" fo:color="#000000" style:text-position="0% 100%" fo:letter-spacing="normal" fo:font-style="normal" style:text-underline-style="none" style:font-style-asian="normal" style:font-style-complex="normal"/>
    </style:style>
    <style:style style:name="T83" style:family="text">
      <style:text-properties fo:font-variant="normal" fo:text-transform="none" fo:color="#000000" style:text-position="0% 100%" fo:letter-spacing="normal" fo:font-style="normal" style:text-underline-style="none" officeooo:rsid="00d82ecf" style:font-style-asian="normal" style:font-style-complex="normal"/>
    </style:style>
    <style:style style:name="T84" style:family="text">
      <style:text-properties fo:font-variant="normal" fo:text-transform="none" fo:color="#000000" style:text-position="0% 100%" fo:letter-spacing="normal" fo:font-style="normal" style:text-underline-style="none" officeooo:rsid="001c26f3" style:font-style-asian="normal" style:font-style-complex="normal"/>
    </style:style>
    <style:style style:name="T85" style:family="text">
      <style:text-properties fo:font-variant="normal" fo:text-transform="none" fo:color="#000000" style:text-position="0% 100%" fo:letter-spacing="normal" fo:font-style="normal" style:text-underline-style="none" fo:font-weight="normal" style:font-style-asian="normal" style:font-weight-asian="normal" style:font-name-complex="Verdana" style:font-style-complex="normal" style:font-weight-complex="normal"/>
    </style:style>
    <style:style style:name="T86" style:family="text">
      <style:text-properties fo:font-variant="normal" fo:text-transform="none" fo:color="#000000" style:text-position="0% 100%" fo:letter-spacing="normal" fo:font-style="normal" style:text-underline-style="none" fo:font-weight="normal" officeooo:rsid="00117653" style:font-style-asian="normal" style:font-weight-asian="normal" style:font-name-complex="Verdana" style:font-style-complex="normal" style:font-weight-complex="normal"/>
    </style:style>
    <style:style style:name="T87" style:family="text">
      <style:text-properties fo:font-variant="normal" fo:text-transform="none" fo:color="#000000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8" style:family="text">
      <style:text-properties fo:font-variant="normal" fo:text-transform="none" fo:color="#000000" style:text-position="0% 100%" fo:letter-spacing="normal" fo:font-style="normal" style:text-underline-style="none" fo:font-weight="normal" officeooo:rsid="0020fb16" style:font-style-asian="normal" style:font-weight-asian="normal" style:font-style-complex="normal" style:font-weight-complex="normal"/>
    </style:style>
    <style:style style:name="T89" style:family="text">
      <style:text-properties fo:font-variant="normal" fo:text-transform="none" fo:color="#000000" style:text-position="0% 100%" fo:letter-spacing="normal" fo:font-style="normal" officeooo:rsid="000e54eb" style:font-style-asian="normal" style:font-style-complex="normal"/>
    </style:style>
    <style:style style:name="T90" style:family="text">
      <style:text-properties fo:font-variant="normal" fo:text-transform="none" fo:color="#000000" style:text-position="0% 100%" fo:letter-spacing="normal" fo:font-style="normal" officeooo:rsid="000db789" style:font-style-asian="normal" style:font-style-complex="normal"/>
    </style:style>
    <style:style style:name="T91" style:family="text">
      <style:text-properties fo:font-variant="normal" fo:text-transform="none" fo:color="#000000" style:text-position="0% 100%" fo:letter-spacing="normal" fo:font-style="normal" officeooo:rsid="001d32d4" style:font-style-asian="normal" style:font-style-complex="normal"/>
    </style:style>
    <style:style style:name="T92" style:family="text">
      <style:text-properties fo:font-variant="normal" fo:text-transform="none" fo:color="#000000" style:text-position="0% 100%" fo:letter-spacing="normal" fo:font-style="normal" officeooo:rsid="00243cde" style:font-style-asian="normal" style:font-style-complex="normal"/>
    </style:style>
    <style:style style:name="T93" style:family="text">
      <style:text-properties fo:font-variant="normal" fo:text-transform="none" fo:color="#000000" style:text-position="0% 100%" fo:letter-spacing="normal" fo:font-style="normal" officeooo:rsid="00da9e87" style:font-style-asian="normal" style:font-style-complex="normal"/>
    </style:style>
    <style:style style:name="T94" style:family="text">
      <style:text-properties fo:font-variant="normal" fo:text-transform="none" fo:color="#000000" style:text-position="0% 100%" fo:letter-spacing="normal" fo:font-style="normal" officeooo:rsid="00c18d86" style:font-style-asian="normal" style:font-style-complex="normal"/>
    </style:style>
    <style:style style:name="T95" style:family="text">
      <style:text-properties fo:font-variant="normal" fo:text-transform="none" fo:color="#000000" style:text-position="0% 100%" fo:letter-spacing="normal" fo:font-style="normal" officeooo:rsid="00c4c765" style:font-style-asian="normal" style:font-style-complex="normal"/>
    </style:style>
    <style:style style:name="T96" style:family="text">
      <style:text-properties fo:font-variant="normal" fo:text-transform="none" fo:color="#000000" style:text-position="0% 100%" fo:letter-spacing="normal" fo:font-style="normal" officeooo:rsid="0014cc74" style:font-style-asian="normal" style:font-style-complex="normal"/>
    </style:style>
    <style:style style:name="T97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adb8ab" style:font-style-asian="italic" style:font-style-complex="italic"/>
    </style:style>
    <style:style style:name="T98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1a885d" style:font-style-asian="italic" style:font-style-complex="italic"/>
    </style:style>
    <style:style style:name="T99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0db789" style:font-style-asian="normal" style:font-style-complex="normal"/>
    </style:style>
    <style:style style:name="T100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da9e87" style:font-style-asian="normal" style:font-style-complex="normal"/>
    </style:style>
    <style:style style:name="T101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c18d86" style:font-style-asian="normal" style:font-style-complex="normal"/>
    </style:style>
    <style:style style:name="T102" style:family="text">
      <style:text-properties fo:font-variant="normal" fo:text-transform="none" fo:color="#000000" style:text-position="0% 100%" fo:letter-spacing="normal" fo:font-style="normal" officeooo:rsid="00adb8ab" style:font-style-asian="italic" style:font-style-complex="italic"/>
    </style:style>
    <style:style style:name="T103" style:family="text">
      <style:text-properties fo:font-variant="normal" fo:text-transform="none" fo:color="#000000" style:text-position="0% 100%" fo:letter-spacing="normal" fo:font-style="normal" officeooo:rsid="00adb8ab"/>
    </style:style>
    <style:style style:name="T104" style:family="text">
      <style:text-properties fo:font-variant="normal" fo:text-transform="none" fo:color="#000000" style:text-position="0% 100%" fo:letter-spacing="normal" fo:font-style="normal" officeooo:rsid="00d8e61c"/>
    </style:style>
    <style:style style:name="T105" style:family="text">
      <style:text-properties fo:font-variant="normal" fo:text-transform="none" fo:color="#000000" style:text-position="0% 100%" fo:letter-spacing="normal" fo:font-style="italic" officeooo:rsid="000db789" style:font-style-asian="italic" style:font-style-complex="italic"/>
    </style:style>
    <style:style style:name="T106" style:family="text">
      <style:text-properties fo:font-variant="normal" fo:text-transform="none" fo:color="#000000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font-variant="normal" fo:text-transform="none" fo:color="#000000" style:text-position="0% 100%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font-variant="normal" fo:text-transform="none" fo:color="#000000" style:text-position="0% 100%" style:font-name="Verdana" fo:letter-spacing="normal" fo:font-style="italic" style:text-underline-style="none" fo:font-weight="normal" officeooo:rsid="00ba021d" style:font-style-asian="italic" style:font-weight-asian="normal" style:font-style-complex="italic" style:font-weight-complex="normal"/>
    </style:style>
    <style:style style:name="T10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967ae" style:font-size-asian="10pt" style:font-weight-asian="normal" style:font-name-complex="Verdana" style:font-size-complex="10pt" style:font-weight-complex="normal"/>
    </style:style>
    <style:style style:name="T11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e0cc49" style:font-size-asian="10pt" style:font-weight-asian="normal" style:font-name-complex="Verdana" style:font-size-complex="10pt" style:font-weight-complex="normal"/>
    </style:style>
    <style:style style:name="T11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98a68" style:font-size-asian="10pt" style:font-weight-asian="normal" style:font-size-complex="10pt" style:font-weight-complex="normal"/>
    </style:style>
    <style:style style:name="T11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98a68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a021d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bf372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a021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43cd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26f0b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b967ae" style:font-size-asian="10pt" style:font-weight-asian="normal" style:font-name-complex="Verdana" style:font-size-complex="10pt" style:font-weight-complex="normal"/>
    </style:style>
    <style:style style:name="T11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ba021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2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officeooo:rsid="00ba021d" style:font-size-asian="10pt" style:font-style-asian="normal" style:font-size-complex="10pt" style:font-style-complex="normal"/>
    </style:style>
    <style:style style:name="T121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b967ae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2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bbf372" style:font-size-asian="10pt" style:font-style-asian="italic" style:font-weight-asian="normal" style:font-size-complex="10pt" style:font-style-complex="italic" style:font-weight-complex="normal"/>
    </style:style>
    <style:style style:name="T123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967ae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4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e0cc4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5" style:family="text">
      <style:text-properties fo:font-variant="normal" fo:text-transform="none" fo:color="#000000" style:text-position="0% 100%" style:font-name="Times New Roman" fo:letter-spacing="normal" fo:font-style="italic" style:text-underline-style="none" fo:font-weight="normal" officeooo:rsid="00ba021d" style:font-style-asian="italic" style:font-weight-asian="normal" style:font-style-complex="italic" style:font-weight-complex="normal"/>
    </style:style>
    <style:style style:name="T126" style:family="text">
      <style:text-properties fo:font-variant="normal" fo:text-transform="none" fo:color="#000000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officeooo:rsid="00adb8ab" style:font-style-asian="italic" style:font-style-complex="italic"/>
    </style:style>
    <style:style style:name="T128" style:family="text">
      <style:text-properties officeooo:rsid="00adb8ab"/>
    </style:style>
    <style:style style:name="T129" style:family="text">
      <style:text-properties style:text-underline-style="none"/>
    </style:style>
    <style:style style:name="T130" style:family="text">
      <style:text-properties style:text-underline-style="none" style:font-style-asian="normal" style:font-style-complex="normal"/>
    </style:style>
    <style:style style:name="T131" style:family="text">
      <style:text-properties style:text-underline-style="none" officeooo:rsid="00b98a68"/>
    </style:style>
    <style:style style:name="T132" style:family="text">
      <style:text-properties style:text-underline-style="solid" style:text-underline-width="auto" style:text-underline-color="font-color"/>
    </style:style>
    <style:style style:name="T133" style:family="text">
      <style:text-properties style:text-underline-style="solid" style:text-underline-width="auto" style:text-underline-color="font-color" officeooo:rsid="000db789"/>
    </style:style>
    <style:style style:name="T134" style:family="text">
      <style:text-properties style:text-underline-style="solid" style:text-underline-width="auto" style:text-underline-color="font-color" officeooo:rsid="00adb8ab" style:font-style-asian="italic" style:font-style-complex="italic"/>
    </style:style>
    <style:style style:name="T135" style:family="text">
      <style:text-properties style:text-underline-style="solid" style:text-underline-width="auto" style:text-underline-color="font-color" officeooo:rsid="001a885d" style:font-style-asian="italic" style:font-style-complex="italic"/>
    </style:style>
    <style:style style:name="T136" style:family="text">
      <style:text-properties style:text-underline-style="solid" style:text-underline-width="auto" style:text-underline-color="font-color" officeooo:rsid="00adb8ab"/>
    </style:style>
    <style:style style:name="T137" style:family="text">
      <style:text-properties style:text-underline-style="solid" style:text-underline-width="auto" style:text-underline-color="font-color" officeooo:rsid="00da9e87"/>
    </style:style>
    <style:style style:name="T138" style:family="text">
      <style:text-properties style:text-underline-style="solid" style:text-underline-width="auto" style:text-underline-color="font-color" officeooo:rsid="00c18d86"/>
    </style:style>
    <style:style style:name="T139" style:family="text">
      <style:text-properties style:text-underline-style="solid" style:text-underline-width="auto" style:text-underline-color="font-color" officeooo:rsid="001a885d"/>
    </style:style>
    <style:style style:name="T140" style:family="text">
      <style:text-properties fo:font-style="normal" style:font-style-asian="normal" style:font-style-complex="normal"/>
    </style:style>
    <style:style style:name="T141" style:family="text">
      <style:text-properties fo:font-style="normal" officeooo:rsid="00bbf372" style:font-style-asian="normal" style:font-style-complex="normal"/>
    </style:style>
    <style:style style:name="T142" style:family="text">
      <style:text-properties fo:font-style="normal" officeooo:rsid="001b7269" style:font-style-asian="normal" style:font-style-complex="normal"/>
    </style:style>
    <style:style style:name="T143" style:family="text">
      <style:text-properties fo:font-style="normal" officeooo:rsid="000db789" style:font-style-asian="normal" style:font-style-complex="normal"/>
    </style:style>
    <style:style style:name="T144" style:family="text">
      <style:text-properties fo:font-style="normal" style:text-underline-style="solid" style:text-underline-width="auto" style:text-underline-color="font-color" officeooo:rsid="00adb8ab"/>
    </style:style>
    <style:style style:name="T145" style:family="text">
      <style:text-properties fo:font-style="normal" style:text-underline-style="solid" style:text-underline-width="auto" style:text-underline-color="font-color" officeooo:rsid="001a885d"/>
    </style:style>
    <style:style style:name="T146" style:family="text">
      <style:text-properties fo:font-style="normal" style:text-underline-style="solid" style:text-underline-width="auto" style:text-underline-color="font-color" officeooo:rsid="001b7269"/>
    </style:style>
    <style:style style:name="T147" style:family="text">
      <style:text-properties fo:font-style="normal" style:text-underline-style="solid" style:text-underline-width="auto" style:text-underline-color="font-color" officeooo:rsid="000db789" style:font-style-asian="normal" style:font-style-complex="normal"/>
    </style:style>
    <style:style style:name="T148" style:family="text">
      <style:text-properties fo:font-style="normal" officeooo:rsid="00adb8ab"/>
    </style:style>
    <style:style style:name="T149" style:family="text">
      <style:text-properties fo:font-style="normal" officeooo:rsid="00d8e61c"/>
    </style:style>
    <style:style style:name="T150" style:family="text">
      <style:text-properties fo:font-style="normal" officeooo:rsid="001b7269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officeooo:rsid="00101343" style:font-weight-asian="bold" style:font-weight-complex="bold"/>
    </style:style>
    <style:style style:name="T153" style:family="text">
      <style:text-properties fo:font-weight="bold" officeooo:rsid="001371bc" style:font-weight-asian="bold" style:font-weight-complex="bold"/>
    </style:style>
    <style:style style:name="T154" style:family="text">
      <style:text-properties fo:font-weight="bold" officeooo:rsid="000db789" style:font-weight-asian="bold" style:font-weight-complex="bold"/>
    </style:style>
    <style:style style:name="T155" style:family="text">
      <style:text-properties style:font-name="Times New Roman" officeooo:rsid="01038d06"/>
    </style:style>
    <style:style style:name="T156" style:family="text">
      <style:text-properties style:font-name="Times New Roman" officeooo:rsid="0112ce01"/>
    </style:style>
    <style:style style:name="T157" style:family="text">
      <style:text-properties style:font-name="Times New Roman" officeooo:rsid="007e3029"/>
    </style:style>
    <style:style style:name="T158" style:family="text">
      <style:text-properties officeooo:rsid="001d6a7d"/>
    </style:style>
    <style:style style:name="T159" style:family="text">
      <style:text-properties officeooo:rsid="000e166a"/>
    </style:style>
    <style:style style:name="T160" style:family="text">
      <style:text-properties officeooo:rsid="0112ce01"/>
    </style:style>
    <style:style style:name="T161" style:family="text">
      <style:text-properties style:font-name-complex="Verdana"/>
    </style:style>
    <style:style style:name="T162" style:family="text">
      <style:text-properties officeooo:rsid="007dc076" style:font-name-complex="Verdana"/>
    </style:style>
    <style:style style:name="T163" style:family="text">
      <style:text-properties style:text-position="0% 100%" style:text-underline-style="none" officeooo:rsid="00d82ecf"/>
    </style:style>
    <style:style style:name="T164" style:family="text">
      <style:text-properties style:text-position="0% 100%" style:text-underline-style="none" officeooo:rsid="00131ee1"/>
    </style:style>
    <style:style style:name="T165" style:family="text">
      <style:text-properties style:text-position="0% 100%" style:text-underline-style="none" officeooo:rsid="00117653"/>
    </style:style>
    <style:style style:name="T166" style:family="text">
      <style:text-properties style:text-position="0% 100%" fo:font-style="italic" officeooo:rsid="00b98a68" style:font-style-asian="italic" style:font-style-complex="italic"/>
    </style:style>
    <style:style style:name="T167" style:family="text">
      <style:text-properties style:text-position="0% 100%" fo:font-style="italic" officeooo:rsid="00ba021d" style:font-style-asian="italic" style:font-style-complex="italic"/>
    </style:style>
    <style:style style:name="T168" style:family="text">
      <style:text-properties style:text-position="0% 100%" style:font-name="Times New Roman" fo:font-size="10pt" fo:font-style="normal" style:font-size-asian="10pt" style:font-size-complex="10pt"/>
    </style:style>
    <style:style style:name="T169" style:family="text">
      <style:text-properties style:text-position="0% 100%" style:font-name="Times New Roman" fo:font-size="10pt" fo:font-style="normal" officeooo:rsid="00d8e61c" style:font-size-asian="10pt" style:font-size-complex="10pt"/>
    </style:style>
    <style:style style:name="T170" style:family="text">
      <style:text-properties style:text-position="0% 100%" style:font-name="Times New Roman" fo:font-size="10pt" fo:font-style="normal" officeooo:rsid="00da9e87" style:font-size-asian="10pt" style:font-size-complex="10pt"/>
    </style:style>
    <style:style style:name="T171" style:family="text">
      <style:text-properties style:text-position="0% 100%" style:font-name="Times New Roman" fo:font-size="10pt" fo:font-style="normal" officeooo:rsid="002094ab" style:font-size-asian="10pt" style:font-size-complex="10pt"/>
    </style:style>
    <style:style style:name="T172" style:family="text">
      <style:text-properties style:text-position="0% 100%" style:font-name="Times New Roman" fo:font-size="9pt" fo:font-style="normal" officeooo:rsid="002094ab" style:font-size-asian="9pt" style:font-size-complex="9pt"/>
    </style:style>
    <style:style style:name="T173" style:family="text">
      <style:text-properties style:text-position="0% 100%" style:font-name="Times New Roman" fo:font-style="normal"/>
    </style:style>
    <style:style style:name="T174" style:family="text">
      <style:text-properties officeooo:rsid="002320e2"/>
    </style:style>
    <style:style style:name="T175" style:family="text">
      <style:text-properties officeooo:rsid="0014cc74"/>
    </style:style>
    <style:style style:name="T176" style:family="text">
      <style:text-properties officeooo:rsid="00c18d86"/>
    </style:style>
    <style:style style:name="T177" style:family="text">
      <style:text-properties style:font-name="Times New Roman"/>
    </style:style>
    <style:style style:name="T178" style:family="text">
      <style:text-properties style:font-name="Times New Roman" fo:font-size="10pt" officeooo:rsid="00159d54" style:font-size-asian="10pt" style:font-name-complex="Verdana" style:font-size-complex="10pt"/>
    </style:style>
    <style:style style:name="T179" style:family="text">
      <style:text-properties style:font-name="Times New Roman" fo:font-size="10pt" style:font-size-asian="10pt" style:font-size-complex="10pt"/>
    </style:style>
    <style:style style:name="T180" style:family="text">
      <style:text-properties style:font-name="Times New Roman" style:text-underline-style="none" officeooo:rsid="00b98a68"/>
    </style:style>
    <style:style style:name="T181" style:family="text">
      <style:text-properties style:font-name="Times New Roman" fo:font-weight="normal" officeooo:rsid="001ce639" style:font-weight-asian="normal" style:font-weight-complex="normal"/>
    </style:style>
    <style:style style:name="T182" style:family="text">
      <style:text-properties officeooo:rsid="011576ca"/>
    </style:style>
    <style:style style:name="T183" style:family="text">
      <style:text-properties officeooo:rsid="0030336e"/>
    </style:style>
    <style:style style:name="T184" style:family="text">
      <style:text-properties officeooo:rsid="001f9325"/>
    </style:style>
    <style:style style:name="T185" style:family="text">
      <style:text-properties officeooo:rsid="00168933"/>
    </style:style>
    <style:style style:name="T186" style:family="text">
      <style:text-properties officeooo:rsid="00188a84"/>
    </style:style>
    <style:style style:name="T187" style:family="text">
      <style:text-properties officeooo:rsid="00d82ecf"/>
    </style:style>
    <style:style style:name="T188" style:family="text">
      <style:text-properties style:font-style-asian="normal" style:font-style-complex="normal"/>
    </style:style>
    <style:style style:name="T189" style:family="text">
      <style:text-properties fo:font-weight="normal" officeooo:rsid="001ce639" style:font-weight-asian="normal" style:font-weight-complex="normal"/>
    </style:style>
    <style:style style:name="T190" style:family="text">
      <style:text-properties fo:font-weight="normal" officeooo:rsid="00226f0b" style:font-weight-asian="normal" style:font-weight-complex="normal"/>
    </style:style>
    <style:style style:name="T191" style:family="text">
      <style:text-properties officeooo:rsid="0027cb70"/>
    </style:style>
    <style:style style:name="T192" style:family="text">
      <style:text-properties officeooo:rsid="002094ab"/>
    </style:style>
    <style:style style:name="T193" style:family="text">
      <style:text-properties officeooo:rsid="01038d06"/>
    </style:style>
    <style:style style:name="T194" style:family="text">
      <style:text-properties officeooo:rsid="0016db75"/>
    </style:style>
    <style:style style:name="T195" style:family="text">
      <style:text-properties officeooo:rsid="00226f0b"/>
    </style:style>
    <style:style style:name="T196" style:family="text">
      <style:text-properties officeooo:rsid="00b7afda"/>
    </style:style>
    <style:style style:name="T197" style:family="text">
      <style:text-properties officeooo:rsid="007e3029"/>
    </style:style>
    <style:style style:name="T198" style:family="text">
      <style:text-properties officeooo:rsid="0023ae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1.<text:tab/><text:span text:style-name="T185">Polya Step 1: </text:span>Understanding the Problem to be solved</text:p>
      <text:p text:style-name="P27"/>
      <text:p text:style-name="P27"><text:tab/>Critical Thinking: </text:p>
      <text:p text:style-name="P27"><text:tab/><text:span text:style-name="T151">Element of Reasoning: Key Question</text:span></text:p>
      <text:p text:style-name="P27"><text:tab/></text:p>
      <text:p text:style-name="P27"><text:span text:style-name="T2"><text:tab/>The key </text:span><text:span text:style-name="T6">question</text:span><text:span text:style-name="T7">(s)</text:span><text:span text:style-name="T2"> or </text:span><text:span text:style-name="T6">problem</text:span><text:span text:style-name="T7">(s)</text:span><text:span text:style-name="T2"> is/</text:span><text:span text:style-name="T3">are</text:span><text:span text:style-name="T2">____________________________</text:span></text:p>
      <text:p text:style-name="P30"><text:span text:style-name="T14"><text:tab/>(</text:span><text:span text:style-name="T15">What exactly are we trying to determine? What is the pro</text:span><text:span text:style-name="T16">b</text:span><text:span text:style-name="T15">lem or goal? </text:span><text:span text:style-name="T14">What is the problem asking or what <text:tab/>question am I trying to answer?</text:span><text:span text:style-name="T17">)</text:span></text:p>
      <text:p text:style-name="P30"><text:span text:style-name="T17"/></text:p>
      <text:p text:style-name="P30"><text:span text:style-name="T17"><text:tab/></text:span><text:span text:style-name="T18">The </text:span><text:span text:style-name="T36">Intellectual Standards</text:span><text:span text:style-name="T18"> used to judge the quality of my understanding of the problem are as follows:</text:span></text:p>
      <text:p text:style-name="P30"><text:span text:style-name="T18"/></text:p>
      <text:p text:style-name="P48"><text:span text:style-name="T63"><text:tab/></text:span><text:span text:style-name="T57">Clar</text:span><text:span text:style-name="T58">i</text:span><text:span text:style-name="T57">ty </text:span><text:span text:style-name="T43">– the meaning can be understood; </text:span><text:span text:style-name="T39">Accurate – free of errors; </text:span><text:span text:style-name="T10">Precis</text:span><text:span text:style-name="T11">ion</text:span><text:span text:style-name="T2">- exact to necessary detail </text:span><text:span text:style-name="T4">with <text:tab/>a</text:span><text:span text:style-name="T39">ppropriate attention to details through explicit and accurate use of language </text:span><text:span text:style-name="T40">including mathematical terms, <text:tab/>definitions, labels, analogies, concepts, </text:span><text:span text:style-name="T39">and </text:span><text:span text:style-name="T40">symbols; </text:span><text:span text:style-name="T59">Fairness </text:span><text:span text:style-name="T45">– </text:span><text:span text:style-name="T46">respect for other </text:span><text:span text:style-name="T45">viewpoints or </text:span><text:span text:style-name="T46">interpretations</text:span><text:span text:style-name="T64">.</text:span></text:p>
      <text:p text:style-name="P48"><text:span text:style-name="T64"/></text:p>
      <text:p text:style-name="P48"><text:span text:style-name="T64"><text:tab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0"><text:span text:style-name="T47">Strategies to </text:span><text:span text:style-name="T48">F</text:span><text:span text:style-name="T47">acilitate </text:span><text:span text:style-name="T48">U</text:span><text:span text:style-name="T47">nderstanding the </text:span><text:span text:style-name="T48">P</text:span><text:span text:style-name="T47">roblem</text:span></text:p>
          </table:table-cell>
          <table:covered-table-cell/>
        </table:table-row>
        <table:table-row>
          <table:table-cell table:style-name="Table1.A2" office:value-type="string">
            <text:list xml:id="list6891291977429905781" text:style-name="L5">
              <text:list-item>
                <text:p text:style-name="P61"><text:span text:style-name="T76">Read/Re Read</text:span></text:p>
              </text:list-item>
              <text:list-item>
                <text:p text:style-name="P107">Underline Key Terms</text:p>
              </text:list-item>
              <text:list-item>
                <text:p text:style-name="P107"><text:span text:style-name="T159">Apply </text:span>SQR (<text:span text:style-name="T132">S</text:span>urvey, <text:span text:style-name="T132">Q</text:span>uestion, <text:span text:style-name="T132">R</text:span>ead)*</text:p>
              </text:list-item>
              <text:list-item>
                <text:p text:style-name="P107"><text:span text:style-name="T158">Have I worked a similar problem before i</text:span><text:span text:style-name="T155">n a slightly different form </text:span><text:span text:style-name="T156">wit</text:span><text:span text:style-name="T70">h the same or <text:s/>similar unknown</text:span><text:span text:style-name="T71">s?</text:span><text:span text:style-name="T70"> </text:span></text:p>
              </text:list-item>
              <text:list-item>
                <text:p text:style-name="P62"><text:span text:style-name="T80">Can I break the problem down into sub-problems?</text:span></text:p>
              </text:list-item>
              <text:list-item>
                <text:p text:style-name="P62"><text:span text:style-name="T81">Can I categorize the problem into a particular type?</text:span></text:p>
              </text:list-item>
              <text:list-item>
                <text:p text:style-name="P111"><text:span text:style-name="T74">What seems different about this problem?</text:span></text:p>
              </text:list-item>
            </text:list>
          </table:table-cell>
          <table:table-cell table:style-name="Table1.B2" office:value-type="string">
            <text:list xml:id="list103324768165399" text:continue-numbering="true" text:style-name="L5">
              <text:list-item>
                <text:p text:style-name="P107"><text:span text:style-name="T160">What makes this problem different or more difficult from previous problems that I've solved successfully?</text:span></text:p>
              </text:list-item>
              <text:list-item>
                <text:p text:style-name="P107">Identify goal<text:span text:style-name="T158">(s)</text:span> or unknown<text:span text:style-name="T158">(</text:span>s<text:span text:style-name="T158">)</text:span></text:p>
              </text:list-item>
              <text:list-item>
                <text:p text:style-name="P108">State or paraphrase the problem as accurately as possibble using your own words.</text:p>
              </text:list-item>
              <text:list-item>
                <text:p text:style-name="P107"><text:span text:style-name="T84">Can the problem be restated differently?</text:span></text:p>
              </text:list-item>
              <text:list-item>
                <text:p text:style-name="P107"><text:span text:style-name="T161">Draw a picture, graph, or diagram if needed for understanding the problem.</text:span></text:p>
              </text:list-item>
              <text:list-item>
                <text:p text:style-name="P107"><text:span text:style-name="T141">Can I break the problem down into sub-problems?</text:span></text:p>
              </text:list-item>
              <text:list-item>
                <text:p text:style-name="P107"><text:span text:style-name="T83">Could you explain w</text:span><text:span text:style-name="T84">hat </text:span><text:span text:style-name="T83">you </text:span><text:span text:style-name="T84">do not understand about the problem or question</text:span></text:p>
              </text:list-item>
              <text:list-item>
                <text:p text:style-name="P112"><text:span text:style-name="T74">How can I check to see if I am interpreting the </text:span><text:span text:style-name="T78">question</text:span><text:span text:style-name="T74"> accurately? </text:span></text:p>
              </text:list-item>
            </text:list>
          </table:table-cell>
        </table:table-row>
      </table:table>
      <text:p text:style-name="P27"/>
      <text:p text:style-name="P1"><text:tab/>Element of Reasoning: <text:span text:style-name="T38">Purpose</text:span></text:p>
      <text:p text:style-name="P2"><text:tab/><text:span text:style-name="T2">The </text:span><text:span text:style-name="T6">purpose</text:span><text:span text:style-name="T2"> of the problem is_________________________________________.</text:span></text:p>
      <text:p text:style-name="P17"><text:span text:style-name="T14"><text:tab/>(State as accurately as possible, the purpose for solving the problem. What exactly are we <text:s/>trying to do? What <text:tab/>purpose will our solution achieve? W</text:span><text:span text:style-name="T19">hy is the </text:span><text:span text:style-name="T12">problem important</text:span><text:span text:style-name="T19">?</text:span><text:span text:style-name="T14">) </text:span></text:p>
      <text:p text:style-name="P1"/>
      <text:p text:style-name="P31"><text:span text:style-name="T18"><text:tab/>The </text:span><text:span text:style-name="T36">Intellectual Standards</text:span><text:span text:style-name="T18"> used to judge the quality of my understanding of the problem are as follows:</text:span></text:p>
      <text:p text:style-name="P49"><text:span text:style-name="T63"><text:tab/></text:span><text:span text:style-name="T57">Clar</text:span><text:span text:style-name="T58">i</text:span><text:span text:style-name="T57">ty </text:span><text:span text:style-name="T43">– the </text:span><text:span text:style-name="T44">purpose</text:span><text:span text:style-name="T43"> can be understood; </text:span><text:span text:style-name="T39">Accurate – free of errors; </text:span><text:span text:style-name="T59">Fairness </text:span><text:span text:style-name="T45">– </text:span><text:span text:style-name="T46">respect for other </text:span><text:span text:style-name="T45">viewpoints or <text:tab/></text:span><text:span text:style-name="T46">interpretations</text:span><text:span text:style-name="T64">.</text:span></text:p>
      <text:p text:style-name="P58"><text:span text:style-name="T64"/></text:p>
      <text:list xml:id="list1213206499741228771" text:style-name="L6">
        <text:list-header>
          <text:p text:style-name="P73"/>
        </text:list-header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0"><text:span text:style-name="T47">Strategies to </text:span><text:span text:style-name="T48">F</text:span><text:span text:style-name="T47">acilitate </text:span><text:span text:style-name="T48">U</text:span><text:span text:style-name="T47">nderstanding the </text:span><text:span text:style-name="T48">P</text:span><text:span text:style-name="T49">urpose</text:span></text:p>
          </table:table-cell>
          <table:covered-table-cell/>
        </table:table-row>
        <table:table-row>
          <table:table-cell table:style-name="Table2.A2" office:value-type="string">
            <text:list xml:id="list103324780151910" text:continue-numbering="true" text:style-name="L6">
              <text:list-item>
                <text:p text:style-name="P113">Why is the <text:span text:style-name="T129">problem important?</text:span></text:p>
              </text:list-item>
              <text:list-item>
                <text:p text:style-name="P113"><text:span text:style-name="T74">Do I understand </text:span><text:span text:style-name="T75">how</text:span><text:span text:style-name="T74"> solving this problem will help me understand mathematics?</text:span></text:p>
              </text:list-item>
            </text:list>
          </table:table-cell>
          <table:table-cell table:style-name="Table2.B2" office:value-type="string">
            <text:list xml:id="list103324781154887" text:continue-numbering="true" text:style-name="L6">
              <text:list-item>
                <text:p text:style-name="P103"><text:span text:style-name="T74">What is the practical importance in obtaining the solution </text:span><text:span text:style-name="T89">withen the context of the problem</text:span><text:span text:style-name="T74">?</text:span></text:p>
              </text:list-item>
            </text:list>
          </table:table-cell>
        </table:table-row>
      </table:table>
      <text:list xml:id="list103324782162410" text:continue-numbering="true" text:style-name="L6">
        <text:list-header>
          <text:p text:style-name="P95"/>
        </text:list-header>
      </text:list>
      <text:p text:style-name="P67"><text:tab/>Critical Thinking: </text:p>
      <text:p text:style-name="P28"><text:tab/><text:span text:style-name="T151">Element of Reasoning: </text:span><text:span text:style-name="T152">Information</text:span><text:tab/></text:p>
      <text:p text:style-name="P28"><text:span text:style-name="T2"><text:tab/>The most important</text:span><text:span text:style-name="T8"> information</text:span><text:span text:style-name="T2"> for addressing and solving the problem is <text:tab/>____________________________________________________________________________</text:span><text:span text:style-name="T65">.</text:span></text:p>
      <text:p text:style-name="P35"><text:span text:style-name="T23"><text:tab/>(Identify key information needed, or presupposed for addressing the problem. Here we are looking for facts or data <text:tab/>relevant</text:span><text:span text:style-name="T24"> to </text:span><text:span text:style-name="T23">the problem, </text:span><text:span text:style-name="T25">What information such as data, and facts </text:span><text:span text:style-name="T26">d</text:span><text:span text:style-name="T25">o I have? What </text:span><text:span text:style-name="T12">information</text:span><text:span text:style-name="T25"> do I need to answer <text:tab/>the question? Does it seem that some </text:span><text:span text:style-name="T12">information</text:span><text:span text:style-name="T25"> is still missing? </text:span><text:span text:style-name="T27">H</text:span><text:span text:style-name="T28">ow is information </text:span><text:span text:style-name="T27">to be </text:span><text:span text:style-name="T28">accessed and used?</text:span><text:span text:style-name="T24">)</text:span></text:p>
      <text:p text:style-name="P32"><text:span text:style-name="T17"/></text:p>
      <text:p text:style-name="P32"><text:span text:style-name="T17"><text:tab/></text:span><text:span text:style-name="T18">The </text:span><text:span text:style-name="T36">Intellectual Standards</text:span><text:span text:style-name="T18"> used to judge the quality of </text:span><text:span text:style-name="T20">Information </text:span><text:span text:style-name="T18">are as follows:</text:span></text:p>
      <text:p text:style-name="P59"><text:span text:style-name="T105"><text:tab/></text:span><text:span text:style-name="T97">Clar</text:span><text:span text:style-name="T98">i</text:span><text:span text:style-name="T97">ty </text:span><text:span text:style-name="T102">– the meaning can be understood; </text:span><text:span text:style-name="T103">Accurate – free of errors; </text:span><text:span text:style-name="T132">Precis</text:span><text:span text:style-name="T133">ion</text:span>- exact to necessary detail <text:span text:style-name="T1">with <text:tab/>a</text:span><text:span text:style-name="T103">ppropriate attention to details through explicit and accurate use of language </text:span><text:span text:style-name="T104">including mathematical terms, <text:tab/>definitions, labels, analogies, concepts, </text:span><text:span text:style-name="T103">and </text:span><text:span text:style-name="T104">symbols; </text:span><text:span text:style-name="T99">Fairness </text:span><text:span text:style-name="T90">– </text:span><text:span text:style-name="T91">respect for other </text:span><text:span text:style-name="T90">viewpoints or </text:span><text:span text:style-name="T91">interpretations; <text:tab/>Significance – focuses on most important, not trivial </text:span><text:span text:style-name="T92">concepts and information</text:span><text:span text:style-name="T91"> to solving the problem;</text:span><text:span text:style-name="T93"> </text:span><text:span text:style-name="T100">R</text:span><text:span text:style-name="T101">elevance</text:span><text:span text:style-name="T94"> <text:tab/>– <text:s/>relating to the problem o</text:span><text:span text:style-name="T95">r</text:span><text:span text:style-name="T94"> issue at hand – </text:span><text:span text:style-name="T96">I want to make sure I use information relevant to the problem. </text:span></text:p>
      <text:p text:style-name="P60"><text:span text:style-name="T64"><text:tab/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1"><text:span text:style-name="T47">Strategies </text:span><text:span text:style-name="T54">for </text:span><text:span text:style-name="T50">Information</text:span></text:p>
          </table:table-cell>
          <table:covered-table-cell/>
        </table:table-row>
        <table:table-row>
          <table:table-cell table:style-name="Table3.A2" office:value-type="string">
            <text:list xml:id="list4737192167602009828" text:style-name="L9">
              <text:list-item>
                <text:p text:style-name="P104"><text:span text:style-name="T86">W</text:span><text:span text:style-name="T85">hat information relevant to the mathematical situation or problem at hand do I possess, and how is that information accessed and used?</text:span></text:p>
              </text:list-item>
              <text:list-item>
                <text:p text:style-name="P104"><text:span text:style-name="T162">Is some information extraneous?</text:span></text:p>
              </text:list-item>
              <text:list-item>
                <text:p text:style-name="P16"><text:span text:style-name="T163">Am I assuming </text:span><text:span text:style-name="T164">information is </text:span><text:span text:style-name="T165">true,</text:span><text:span text:style-name="T164"> rather than </text:span><text:span text:style-name="T165">knowing that it is, in fact, accurate</text:span><text:span text:style-name="T164">?</text:span></text:p>
              </text:list-item>
              <text:list-item>
                <text:p text:style-name="P84">How is <text:span text:style-name="T174">the information </text:span><text:s/>connected to the question?</text:p>
              </text:list-item>
            </text:list>
          </table:table-cell>
          <table:table-cell table:style-name="Table3.B2" office:value-type="string">
            <text:list xml:id="list103324794165530" text:continue-numbering="true" text:style-name="L9">
              <text:list-item>
                <text:p text:style-name="P18">Translate information into symbols</text:p>
              </text:list-item>
              <text:list-item>
                <text:p text:style-name="P85">Write a mathematical sentence using the information provided.</text:p>
              </text:list-item>
              <text:list-item>
                <text:p text:style-name="P86">Do I need to seek new information and data?<text:span text:style-name="T5">Make sure you have gathered sufficient data</text:span></text:p>
              </text:list-item>
              <text:list-item>
                <text:p text:style-name="P19"><text:span text:style-name="T1">Can I construct a mathematical sentence with information provided?</text:span></text:p>
              </text:list-item>
            </text:list>
          </table:table-cell>
        </table:table-row>
      </table:table>
      <text:list xml:id="list6244046678409236271" text:style-name="L8">
        <text:list-header>
          <text:p text:style-name="P114"><text:span text:style-name="T1"><text:tab/></text:span></text:p>
        </text:list-header>
      </text:list>
      <text:p text:style-name="P115"><text:span text:style-name="T1"><text:tab/>Critical Thinking: </text:span></text:p>
      <text:p text:style-name="P29"><text:tab/><text:span text:style-name="T151">Element of Reasoning: </text:span><text:span text:style-name="T153">Concepts</text:span><text:tab/></text:p>
      <text:p text:style-name="P29"><text:span text:style-name="T2"><text:tab/></text:span><text:span text:style-name="T178"> </text:span><text:span text:style-name="T109">The key </text:span><text:span text:style-name="T121">concepts</text:span><text:span text:style-name="T109"> we need to understand in this problem are</text:span><text:span text:style-name="T118"> <text:s text:c="41"/>______________. </text:span></text:p>
      <text:p text:style-name="P29"><text:span text:style-name="T109"><text:tab/></text:span><text:span text:style-name="T110">(</text:span><text:span text:style-name="T123">What concepts or content (theorems, definitions, formulas, etc.) do we need to <text:tab/>understand for reaching a <text:tab/>solution?</text:span><text:span text:style-name="T124">)</text:span><text:span text:style-name="T179"><text:tab/></text:span></text:p>
      <text:p text:style-name="P33"><text:span text:style-name="T17"/></text:p>
      <text:p text:style-name="P33"><text:span text:style-name="T17"><text:tab/></text:span><text:span text:style-name="T18">The </text:span><text:span text:style-name="T36">Intellectual Standards</text:span><text:span text:style-name="T18"> used to judge the quality of my understanding of the </text:span><text:span text:style-name="T20">concepts needed to understand <text:tab/>and solve this </text:span><text:span text:style-name="T18">problem are as follows:</text:span></text:p>
      <text:p text:style-name="P34"><text:span text:style-name="T18"><text:tab/></text:span><text:span text:style-name="T134">Clar</text:span><text:span text:style-name="T135">i</text:span><text:span text:style-name="T134">ty </text:span><text:span text:style-name="T127">– the meaning can be understood; </text:span><text:span text:style-name="T136">Accurate</text:span><text:span text:style-name="T128"> – free of errors; </text:span><text:span text:style-name="T136">Precis</text:span><text:span text:style-name="T133">ion</text:span><text:span text:style-name="T128">- exact to necessary detail with <text:tab/>appropriate attention to details through explicit and accurate use of language including mathematical terms, <text:tab/>definitions, labels, analogies, concepts, and symbols; </text:span><text:span text:style-name="T133">Fairness </text:span><text:span text:style-name="T1">– respect for other viewpoints or interpretations; <text:tab/></text:span><text:span text:style-name="T133">Significance</text:span><text:span text:style-name="T1"> – focuses on most important, not trivial concepts and information to solving the problem; </text:span><text:span text:style-name="T137">R</text:span><text:span text:style-name="T138">elevance</text:span><text:span text:style-name="T176"> <text:tab/>– <text:s/>relating to the problem or issue at hand – I want to make sure I use information relevant to the problem</text:span></text:p>
      <text:p text:style-name="P63"><text:span text:style-name="T64"><text:tab/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52"><text:span text:style-name="T47">Strategies </text:span><text:span text:style-name="T53">for</text:span><text:span text:style-name="T47"> </text:span><text:span text:style-name="T53">I</text:span><text:span text:style-name="T50">dentify</text:span><text:span text:style-name="T53">ing</text:span><text:span text:style-name="T50"> </text:span><text:span text:style-name="T53">and Applying </text:span><text:span text:style-name="T51">Concepts</text:span></text:p>
          </table:table-cell>
          <table:covered-table-cell/>
        </table:table-row>
        <table:table-row>
          <table:table-cell table:style-name="Table4.A2" office:value-type="string">
            <text:list xml:id="list4948366571158143942" text:style-name="L12">
              <text:list-item>
                <text:p text:style-name="P7">What concepts or content is related to the problem?</text:p>
              </text:list-item>
              <text:list-item>
                <text:p text:style-name="P96"><text:span text:style-name="T87">Can you explain the main concept behind the problem in your own words?</text:span></text:p>
              </text:list-item>
              <text:list-item>
                <text:p text:style-name="P76">Can you articulate another reasonable ways of <text:s/>looking at the issue?</text:p>
              </text:list-item>
              <text:list-item>
                <text:p text:style-name="P76">Can you explain the main concept behind the problem in your own words?</text:p>
              </text:list-item>
              <text:list-item>
                <text:p text:style-name="P77">Am I using the concepts accurately</text:p>
              </text:list-item>
              <text:list-item>
                <text:p text:style-name="P74">How are concepts/content relevant to the problem and how will information be <text:soft-page-break/>related to content?</text:p>
                <text:p text:style-name="P76"/>
              </text:list-item>
            </text:list>
          </table:table-cell>
          <table:table-cell table:style-name="Table4.B2" office:value-type="string">
            <text:list xml:id="list103324809165231" text:continue-numbering="true" text:style-name="L12">
              <text:list-item>
                <text:p text:style-name="P74">Can you relate new <text:span text:style-name="T184">concept or content needed to solve this problem </text:span><text:s/>to previous learning?</text:p>
              </text:list-item>
              <text:list-item>
                <text:p text:style-name="P74">How are concepts/content relevant to the problem and how will information be related to content?</text:p>
              </text:list-item>
              <text:list-item>
                <text:p text:style-name="P76">Can you explain the main concept behind the problem in your own words</text:p>
              </text:list-item>
              <text:list-item>
                <text:p text:style-name="P78">Are there <text:span text:style-name="T182">relevant concepts or content</text:span> that I need to review <text:span text:style-name="T182">and internalize</text:span> before proceeding with my solution plan? - <text:span text:style-name="T183">SEEI new content.</text:span></text:p>
              </text:list-item>
              <text:list-item>
                <text:p text:style-name="P75"><text:span text:style-name="T175">How are concepts/content relevant to the problem and how will information be related to content?</text:span></text:p>
              </text:list-item>
            </text:list>
          </table:table-cell>
        </table:table-row>
      </table:table>
      <text:list xml:id="list8589702822939088551" text:style-name="L10">
        <text:list-header>
          <text:p text:style-name="P20"/>
        </text:list-header>
      </text:list>
      <text:p text:style-name="P21"><text:span text:style-name="T186">Critical Thinking</text:span></text:p>
      <text:p text:style-name="P21"><text:span text:style-name="T186"><text:tab/>Element of Reasoning: Assumptions</text:span></text:p>
      <text:p text:style-name="P43"><text:span text:style-name="T131"><text:tab/></text:span><text:span text:style-name="T180">The main assumption(s) underlying our understanding of the problem is (are) <text:tab/>___________________________________________________________________.</text:span></text:p>
      <text:p text:style-name="P47"><text:span text:style-name="T166"><text:tab/>(What is the author or problem as stated taking for granted? </text:span><text:span text:style-name="T167">What assumptions are we <text:tab/>making? Are our <text:tab/>assumptions justifiable? </text:span><text:span text:style-name="T166">Assumptions are </text:span><text:span text:style-name="T167">generalizations that might be <text:tab/>questioned and are most often <text:tab/>unstated.)</text:span></text:p>
      <text:p text:style-name="P46"><text:span text:style-name="T167"/></text:p>
      <text:p text:style-name="P72"><text:span text:style-name="T22"><text:tab/>The </text:span><text:span text:style-name="T35">Intellectual Standards</text:span><text:span text:style-name="T22"> used to judge the quality </text:span><text:span text:style-name="T31">and reasonableness </text:span><text:span text:style-name="T22">of my </text:span><text:span text:style-name="T31">assumptions </text:span><text:span text:style-name="T29">needed to understand <text:tab/>and solve this </text:span><text:span text:style-name="T22">problem are as follows: </text:span><text:span text:style-name="T132">Clar</text:span><text:span text:style-name="T139">i</text:span><text:span text:style-name="T132">ty</text:span> – the meaning can be understood;<text:span text:style-name="T30"> </text:span><text:span text:style-name="T13">Accurate</text:span><text:span text:style-name="T30"> – free of errors </text:span></text:p>
      <text:p text:style-name="P72"><text:span text:style-name="T30"/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53"><text:span text:style-name="T47">Strategies </text:span><text:span text:style-name="T54">for</text:span><text:span text:style-name="T50"> </text:span><text:span text:style-name="T52">Assumptions</text:span></text:p>
          </table:table-cell>
          <table:covered-table-cell/>
        </table:table-row>
        <table:table-row>
          <table:table-cell table:style-name="Table5.A2" office:value-type="string">
            <text:list xml:id="list1469931971850899158" text:style-name="L14">
              <text:list-item>
                <text:p text:style-name="P14">Identify assumptions</text:p>
              </text:list-item>
              <text:list-item>
                <text:p text:style-name="P102"><text:span text:style-name="T82">Am I assuming information is accurate rather than simply accept it as true?</text:span></text:p>
                <text:p text:style-name="P82"><text:span text:style-name="T130"/></text:p>
              </text:list-item>
            </text:list>
          </table:table-cell>
          <table:table-cell table:style-name="Table5.B2" office:value-type="string">
            <text:list xml:id="list103324819159093" text:continue-numbering="true" text:style-name="L14">
              <text:list-item>
                <text:p text:style-name="P79"><text:span text:style-name="T187">Do </text:span>my assumptions make sense?</text:p>
              </text:list-item>
              <text:list-item>
                <text:p text:style-name="P82">Consider the impact of alternative or unexpressed assumptions</text:p>
              </text:list-item>
              <text:list-item>
                <text:p text:style-name="P82"><text:span text:style-name="T188">Consider the impact of removing assumption</text:span></text:p>
              </text:list-item>
            </text:list>
          </table:table-cell>
        </table:table-row>
      </table:table>
      <text:p text:style-name="P64"/>
      <text:p text:style-name="P64"><text:tab/>Critical Thinking</text:p>
      <text:p text:style-name="P3"><text:tab/>Element of Reasoning: <text:span text:style-name="T38">Inferences and Interpretations </text:span></text:p>
      <text:p text:style-name="P3"><text:span text:style-name="T189"><text:tab/></text:span><text:span text:style-name="T181">T</text:span><text:span text:style-name="T113">he basis for our </text:span><text:span text:style-name="T120">inferences </text:span><text:span text:style-name="T113">and </text:span><text:span text:style-name="T120">interpretations</text:span><text:span text:style-name="T113"> at this point are</text:span><text:span text:style-name="T112"> <text:tab/>___________</text:span><text:span text:style-name="T111">_____________________________________________.</text:span></text:p>
      <text:p text:style-name="P15"><text:span text:style-name="T108"><text:tab/></text:span><text:span text:style-name="T125">(Is there another way to interpret the information? Can I justify my interpretation of the <text:tab/>information or problem to <text:tab/>be solved? Have I made any inferences beyond what the </text:span></text:p>
      <text:p text:style-name="P24"><text:tab/>evidence implies? Are my inferences consistent?)</text:p>
      <text:p text:style-name="P83"><text:span text:style-name="T37"><text:tab/></text:span></text:p>
      <text:p text:style-name="P89"><text:span text:style-name="T63"><text:tab/>The </text:span><text:span text:style-name="T69">Intellectual Standards</text:span><text:span text:style-name="T63"> used to judge the quality </text:span><text:span text:style-name="T66">and reasonableness </text:span><text:span text:style-name="T63">of my </text:span><text:span text:style-name="T66">assumptions </text:span><text:span text:style-name="T67">needed to understand <text:tab/>and </text:span><text:span text:style-name="T68">the Question(s) or P</text:span><text:span text:style-name="T63">roblem</text:span><text:span text:style-name="T68">(s)</text:span><text:span text:style-name="T63"> are as follows: </text:span><text:span text:style-name="T60">Clar</text:span><text:span text:style-name="T61">i</text:span><text:span text:style-name="T60">ty</text:span><text:span text:style-name="T39"> – understandable; </text:span><text:span text:style-name="T60">Accurate</text:span><text:span text:style-name="T39"> – free of errors; </text:span><text:span text:style-name="T10">Precise</text:span><text:span text:style-name="T2">- <text:tab/>exact to <text:tab/>necessary detail – </text:span><text:span text:style-name="T39"><text:s/>attention to details through accurate use of language </text:span><text:span text:style-name="T40">including mathematical terms, <text:tab/>definitions, labels, analogies, concepts, </text:span><text:span text:style-name="T39">and </text:span><text:span text:style-name="T40">symbols; </text:span><text:span text:style-name="T62">Fairness</text:span><text:span text:style-name="T41"> – justifiable, multiple viewpoints or <text:tab/>representations; </text:span><text:span text:style-name="T62">Breadth</text:span><text:span text:style-name="T41">- <text:tab/>encompasses multiple view points or representations. Most math concepts, problems and <text:tab/>solutions can be <text:tab/>represented using symbols, numbers, graphs, or descriptively using one's language.</text:span><text:span text:style-name="T42"> </text:span><text:span text:style-name="T119">Significance</text:span><text:span text:style-name="T115"> <text:tab/>– focuses on most </text:span><text:span text:style-name="T117">i</text:span><text:span text:style-name="T115">mportant, no</text:span><text:span text:style-name="T117">n-</text:span><text:span text:style-name="T115"> trivial </text:span><text:span text:style-name="T116">concepts and information</text:span><text:span text:style-name="T115"> to solving the problem</text:span></text:p>
      <text:p text:style-name="P89"><text:span text:style-name="T115"/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54"><text:span text:style-name="T47">Strategies </text:span><text:span text:style-name="T53">for Interpreting and </text:span><text:span text:style-name="T54">M</text:span><text:span text:style-name="T53">aking Inferences</text:span></text:p>
          </table:table-cell>
          <table:covered-table-cell/>
        </table:table-row>
        <table:table-row>
          <table:table-cell table:style-name="Table6.A2" office:value-type="string">
            <text:list xml:id="list1732843758856786994" text:style-name="L17">
              <text:list-item>
                <text:p text:style-name="P93"><text:span text:style-name="T73">Are my inferences reasonable?</text:span></text:p>
              </text:list-item>
              <text:list-item>
                <text:p text:style-name="P94"><text:span text:style-name="T191">Have I thought through other inormation that can be reasonably infered from the information provided?</text:span></text:p>
                <text:p text:style-name="P93"><text:span text:style-name="T72"/></text:p>
              </text:list-item>
            </text:list>
          </table:table-cell>
          <table:table-cell table:style-name="Table6.B2" office:value-type="string">
            <text:list xml:id="list103324834154564" text:continue-numbering="true" text:style-name="L17">
              <text:list-item>
                <text:p text:style-name="P93"><text:span text:style-name="T79">Am I interpreting representations correctly (graphs, charts, etc.)?</text:span></text:p>
              </text:list-item>
              <text:list-item>
                <text:p text:style-name="P93"><text:span text:style-name="T77">Is there another way to interpret the information?Are my inferences reasonable?</text:span></text:p>
              </text:list-item>
            </text:list>
          </table:table-cell>
        </table:table-row>
      </table:table>
      <text:p text:style-name="P66"/>
      <text:p text:style-name="P68"><text:tab/>Critical Thinking</text:p>
      <text:p text:style-name="P6"><text:tab/>Element of Reasoning: <text:span text:style-name="T192">Conclusions or Implications </text:span></text:p>
      <text:p text:style-name="P6"><text:span text:style-name="T189"><text:tab/></text:span><text:span text:style-name="T190">T</text:span><text:span text:style-name="T114">he most important </text:span><text:span text:style-name="T122">conclusion(s)</text:span><text:span text:style-name="T114"> or Implication(s) in solving this problem is <text:tab/>(are)____________________________________________________________________.</text:span></text:p>
      <text:p text:style-name="P26"><text:span text:style-name="T32"><text:tab/>(</text:span><text:span text:style-name="T33">Does my answer(s) make sense within the context of the problem? What did I learn from solving this problem? <text:tab/>Can my strategies be extended to other types of problems? What would I do differently next time? </text:span><text:span text:style-name="T26">Can I present my <text:tab/>analysis and solution using a clear <text:s/>coherent argument reflecting the sophistication appropriate to the problem at <text:tab/>hand.</text:span><text:span text:style-name="T34">)</text:span></text:p>
      <text:p text:style-name="P88"><text:span text:style-name="T37"><text:tab/></text:span></text:p>
      <text:p text:style-name="P92"><text:span text:style-name="T63"><text:tab/>The </text:span><text:span text:style-name="T69">Intellectual Standards</text:span><text:span text:style-name="T63"> used to judge the quality of my </text:span><text:span text:style-name="T68">Conclusion and Interpretation of the Question at hand <text:tab/>is</text:span><text:span text:style-name="T63">: </text:span><text:span text:style-name="T60">Clar</text:span><text:span text:style-name="T61">i</text:span><text:span text:style-name="T60">ty</text:span><text:span text:style-name="T39"> – understandable; </text:span><text:span text:style-name="T60">Accurate</text:span><text:span text:style-name="T39"> – free of errors; </text:span><text:span text:style-name="T10">Precise</text:span><text:span text:style-name="T2">- exact to necessary detail – </text:span><text:span text:style-name="T39"><text:s/>attention to details <text:tab/>through accurate use of language </text:span><text:span text:style-name="T40">including mathematical terms, definitions, labels, analogies, concepts, </text:span><text:span text:style-name="T39">and <text:tab/></text:span><text:span text:style-name="T40">symbols; </text:span><text:span text:style-name="T62">Fairness</text:span><text:span text:style-name="T41"> – justifiable, multiple viewpoints or representations; </text:span><text:span text:style-name="T62">Breadth</text:span><text:span text:style-name="T41">- encompasses multiple view points <text:tab/>or representations. Most math concepts, problems and solutions can be <text:tab/>represented using symbols, <text:tab/><text:tab/>numbers, graphs, or descriptively using one's language.</text:span><text:span text:style-name="T42"> </text:span><text:span text:style-name="T119">Significance</text:span><text:span text:style-name="T115"> – focuses on most Important, not trivial <text:tab/></text:span><text:span text:style-name="T116">concepts and information</text:span><text:span text:style-name="T115"> to solving the problem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57"><text:span text:style-name="T56">Strate</text:span><text:span text:style-name="T47">gies </text:span><text:span text:style-name="T53">for </text:span><text:span text:style-name="T55">Conclusions</text:span></text:p>
          </table:table-cell>
          <table:covered-table-cell/>
        </table:table-row>
        <table:table-row table:style-name="Table7.2">
          <table:table-cell table:style-name="Table7.A2" office:value-type="string">
            <text:list xml:id="list6539937754618993522" text:style-name="L20">
              <text:list-item>
                <text:p text:style-name="P110"><text:span text:style-name="Emphasis"><text:span text:style-name="T173">Can I re-state or paraphrase the problem as accurately as possibble using your own words.</text:span></text:span></text:p>
              </text:list-item>
              <text:list-item>
                <text:p text:style-name="P117"><text:span text:style-name="Emphasis"><text:span text:style-name="T169">Could </text:span></text:span><text:span text:style-name="Emphasis"><text:span text:style-name="T170">stat</text:span></text:span><text:span text:style-name="Emphasis"><text:span text:style-name="T169">e </text:span></text:span><text:span text:style-name="Emphasis"><text:span text:style-name="T171">in your own words </text:span></text:span><text:span text:style-name="Emphasis"><text:span text:style-name="T170">your understanding</text:span></text:span><text:span text:style-name="Emphasis"><text:span text:style-name="T169"> of the math term</text:span></text:span><text:span text:style-name="Emphasis"><text:span text:style-name="T171">(s)</text:span></text:span><text:span text:style-name="Emphasis"><text:span text:style-name="T169"> </text:span></text:span><text:span text:style-name="Emphasis"><text:span text:style-name="T170">you are</text:span></text:span><text:span text:style-name="Emphasis"><text:span text:style-name="T169"> using i</text:span></text:span><text:span text:style-name="Emphasis"><text:span text:style-name="T168">n </text:span></text:span><text:span text:style-name="Emphasis"><text:span text:style-name="T170">your </text:span></text:span><text:span text:style-name="Emphasis"><text:span text:style-name="T168">reasoning? </text:span></text:span></text:p>
                <text:p text:style-name="P81"><text:span text:style-name="T9"/></text:p>
              </text:list-item>
            </text:list>
          </table:table-cell>
          <table:table-cell table:style-name="Table7.B2" office:value-type="string">
            <text:list xml:id="list103324847156126" text:continue-numbering="true" text:style-name="L20">
              <text:list-item>
                <text:p text:style-name="P106"><text:span text:style-name="T106">hat </text:span><text:span text:style-name="T107">questions</text:span><text:span text:style-name="T106"> to I have before I can begin to devise a solution plan? </text:span></text:p>
              </text:list-item>
              <text:list-item>
                <text:p text:style-name="P98"><text:span text:style-name="T88">Can you apply a method <text:s/>that was successful earlier?</text:span></text:p>
                <text:list>
                  <text:list-item>
                    <text:list>
                      <text:list-header>
                        <text:p text:style-name="P81"><text:span text:style-name="T126"/>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65"/>
      <text:p text:style-name="P65"><text:span text:style-name="T198"><text:tab/>C</text:span>ritical Thinking</text:p>
      <text:p text:style-name="P23"><text:tab/>Element of Reasoning: <text:span text:style-name="T195">Point(s) of View </text:span></text:p>
      <text:p text:style-name="P45"><text:span text:style-name="T194"><text:tab/></text:span>T<text:span text:style-name="T177">he main point(s) of view or perspective(s) represented in this problem is (are)?<text:tab/>___________________________________________________________.</text:span></text:p>
      <text:p text:style-name="P42"><text:span text:style-name="T193"><text:tab/>(Could I work the problem using a different approach or technique? How can we check our <text:tab/>results? ) Can I <text:tab/>check if my understanding is accurate?</text:span></text:p>
      <text:p text:style-name="P11"><text:tab/></text:p>
      <text:p text:style-name="P37"><text:span text:style-name="T1"><text:tab/>The </text:span><text:span text:style-name="T154">Intellectual Standards</text:span><text:span text:style-name="T1"> used to judge the quality and reasonableness of my assumptions needed to understand <text:tab/>and solve this problem are as follows: </text:span><text:span text:style-name="T144">Clar</text:span><text:span text:style-name="T145">i</text:span><text:span text:style-name="T144">ty</text:span><text:span text:style-name="T148"> – understandable; </text:span><text:span text:style-name="T144">Accurate</text:span><text:span text:style-name="T148"> – free of errors; </text:span><text:span text:style-name="T133">Precise</text:span><text:span text:style-name="T1">- exact to <text:tab/>necessary detail – </text:span><text:span text:style-name="T148"><text:s/>attention to details through accurate use of language </text:span><text:span text:style-name="T149">including mathematical terms, definitions, <text:tab/>labels, analogies, concepts, </text:span><text:span text:style-name="T148">and </text:span><text:span text:style-name="T149">symbols; </text:span><text:span text:style-name="T146">Fairness</text:span><text:span text:style-name="T150"> – justifiable, multiple viewpoints or representations; </text:span><text:span text:style-name="T146">Breadth</text:span><text:span text:style-name="T150">- <text:tab/>encompasses multiple view points or representations. Most math concepts, problems and solutions can be <text:tab/>represented using symbols, numbers, graphs, or descriptively using one's language;</text:span><text:span text:style-name="T142"> </text:span><text:span text:style-name="T147">Logic</text:span><text:span text:style-name="T143"> – thinking makes sense, <text:tab/>no contradictions, able to follow reasonin</text:span></text:p>
      <text:p text:style-name="P37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57"><text:span text:style-name="T56">Strate</text:span><text:span text:style-name="T47">gies </text:span><text:span text:style-name="T53">for </text:span><text:span text:style-name="T55">Conclusions</text:span></text:p>
          </table:table-cell>
          <table:covered-table-cell/>
        </table:table-row>
        <table:table-row>
          <table:table-cell table:style-name="Table9.A2" office:value-type="string">
            <text:list xml:id="list1101702809250740843" text:style-name="L22">
              <text:list-item>
                <text:p text:style-name="P101">Can I check if my understanding is accurate?</text:p>
              </text:list-item>
              <text:list-item>
                <text:p text:style-name="P10">Apply the *Elements of Reasoning</text:p>
              </text:list-item>
              <text:list-item>
                <text:p text:style-name="P13"><text:span text:style-name="Emphasis"><text:span text:style-name="T87">Apply the *Intellectual Standards to Elements of Reasoning</text:span></text:span></text:p>
              </text:list-item>
            </text:list>
          </table:table-cell>
          <table:table-cell table:style-name="Table9.B2" office:value-type="string">
            <text:list xml:id="list103324856151535" text:continue-numbering="true" text:style-name="L22">
              <text:list-item>
                <text:p text:style-name="P40"><text:span text:style-name="T195">Could I restate the question differently?e</text:span></text:p>
              </text:list-item>
            </text:list>
          </table:table-cell>
        </table:table-row>
      </table:table>
      <text:p text:style-name="P71"/>
      <text:p text:style-name="P118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14:59:36.771000000</meta:creation-date>
    <dc:date>2014-01-10T10:33:24.674000000</dc:date>
    <meta:editing-duration>PT16H58M16S</meta:editing-duration>
    <meta:editing-cycles>7</meta:editing-cycles>
    <meta:generator>LibreOffice/4.1.4.2$Windows_x86 LibreOffice_project/0a0440ccc0227ad9829de5f46be37cfb6edcf72</meta:generator>
    <meta:document-statistic meta:table-count="8" meta:image-count="0" meta:object-count="0" meta:page-count="5" meta:paragraph-count="115" meta:word-count="1675" meta:character-count="11503" meta:non-whitespace-character-count="9774"/>
  </office:meta>
</office:document-meta>
</file>